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shadow="none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 style:writing-mode="lr-tb"/>
    </style:style>
    <style:style style:name="Таблица20.A" style:family="table-column">
      <style:table-column-properties style:column-width="16.30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924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924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1d0c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44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4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46" style:family="paragraph" style:parent-style-name="Footer">
      <style:paragraph-properties style:snap-to-layout-grid="false"/>
    </style:style>
    <style:style style:name="P4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50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51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52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5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5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officeooo:paragraph-rsid="001d0c87"/>
    </style:style>
    <style:style style:name="P56" style:family="paragraph" style:parent-style-name="Text_20_body">
      <style:paragraph-properties fo:text-align="start" style:justify-single-word="false"/>
      <style:text-properties officeooo:paragraph-rsid="001d0c87"/>
    </style:style>
    <style:style style:name="P57" style:family="paragraph" style:parent-style-name="Text_20_body">
      <style:text-properties officeooo:rsid="00d7038e" officeooo:paragraph-rsid="001d0c87"/>
    </style:style>
    <style:style style:name="P58" style:family="paragraph" style:parent-style-name="Text_20_body">
      <style:text-properties officeooo:rsid="00d840bb" officeooo:paragraph-rsid="001d0c87"/>
    </style:style>
    <style:style style:name="P59" style:family="paragraph" style:parent-style-name="Text_20_body">
      <style:text-properties officeooo:rsid="00da0b61" officeooo:paragraph-rsid="001d0c87"/>
    </style:style>
    <style:style style:name="P60" style:family="paragraph" style:parent-style-name="Text_20_body">
      <style:text-properties officeooo:rsid="005fcdf7" officeooo:paragraph-rsid="001d0c87"/>
    </style:style>
    <style:style style:name="P61" style:family="paragraph" style:parent-style-name="Text_20_body">
      <style:text-properties officeooo:rsid="00c0b409" officeooo:paragraph-rsid="001d0c87"/>
    </style:style>
    <style:style style:name="P62" style:family="paragraph" style:parent-style-name="Text_20_body">
      <style:text-properties style:use-window-font-color="true" officeooo:rsid="00cbf137" officeooo:paragraph-rsid="001d0c87" fo:background-color="transparent"/>
    </style:style>
    <style:style style:name="P63" style:family="paragraph" style:parent-style-name="Text_20_body">
      <style:text-properties style:use-window-font-color="true" officeooo:rsid="00ed022b" officeooo:paragraph-rsid="001d0c87" fo:background-color="transparent"/>
    </style:style>
    <style:style style:name="P64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65" style:family="paragraph" style:parent-style-name="Text_20_body">
      <style:text-properties officeooo:rsid="00d292d3" officeooo:paragraph-rsid="001d0c87"/>
    </style:style>
    <style:style style:name="P66" style:family="paragraph" style:parent-style-name="Text_20_body">
      <style:text-properties officeooo:rsid="00a698fb" officeooo:paragraph-rsid="001d0c87"/>
    </style:style>
    <style:style style:name="P67" style:family="paragraph" style:parent-style-name="Text_20_body">
      <style:text-properties officeooo:rsid="00ae52ec" officeooo:paragraph-rsid="001d0c87"/>
    </style:style>
    <style:style style:name="P68" style:family="paragraph" style:parent-style-name="Text_20_body">
      <style:text-properties officeooo:rsid="0062ba89" officeooo:paragraph-rsid="001d0c87"/>
    </style:style>
    <style:style style:name="P69" style:family="paragraph" style:parent-style-name="Text_20_body">
      <style:text-properties officeooo:rsid="0063d244" officeooo:paragraph-rsid="001d0c87"/>
    </style:style>
    <style:style style:name="P70" style:family="paragraph" style:parent-style-name="Text_20_body">
      <style:text-properties officeooo:rsid="00679c48" officeooo:paragraph-rsid="001d0c87"/>
    </style:style>
    <style:style style:name="P71" style:family="paragraph" style:parent-style-name="Text_20_body">
      <style:text-properties officeooo:rsid="006de028" officeooo:paragraph-rsid="001d0c87"/>
    </style:style>
    <style:style style:name="P72" style:family="paragraph" style:parent-style-name="Text_20_body">
      <style:text-properties officeooo:rsid="006e6ddc" officeooo:paragraph-rsid="001d0c87"/>
    </style:style>
    <style:style style:name="P73" style:family="paragraph" style:parent-style-name="Text_20_body">
      <style:text-properties fo:language="ru" fo:country="RU" officeooo:rsid="0072612b" officeooo:paragraph-rsid="001d0c87"/>
    </style:style>
    <style:style style:name="P74" style:family="paragraph" style:parent-style-name="Text_20_body">
      <style:text-properties fo:language="ru" fo:country="RU" officeooo:rsid="00741fec" officeooo:paragraph-rsid="001d0c87"/>
    </style:style>
    <style:style style:name="P75" style:family="paragraph" style:parent-style-name="Text_20_body">
      <style:text-properties fo:language="ru" fo:country="RU" officeooo:rsid="00b1a3db" officeooo:paragraph-rsid="001d0c87"/>
    </style:style>
    <style:style style:name="P76" style:family="paragraph" style:parent-style-name="Text_20_body">
      <style:text-properties fo:language="ru" fo:country="RU" officeooo:rsid="00b2de8f" officeooo:paragraph-rsid="001d0c87"/>
    </style:style>
    <style:style style:name="P77" style:family="paragraph" style:parent-style-name="Text_20_body">
      <style:text-properties fo:language="ru" fo:country="RU" officeooo:rsid="00b92ee7" officeooo:paragraph-rsid="001d0c87"/>
    </style:style>
    <style:style style:name="P78" style:family="paragraph" style:parent-style-name="Text_20_body">
      <style:text-properties fo:language="ru" fo:country="RU" officeooo:rsid="00bb3ecd" officeooo:paragraph-rsid="001d0c87"/>
    </style:style>
    <style:style style:name="P79" style:family="paragraph" style:parent-style-name="Text_20_body">
      <style:text-properties fo:language="ru" fo:country="RU" officeooo:rsid="00da30e6" officeooo:paragraph-rsid="001d0c87"/>
    </style:style>
    <style:style style:name="P80" style:family="paragraph" style:parent-style-name="Text_20_body">
      <style:text-properties fo:language="ru" fo:country="RU" officeooo:rsid="008992ab" officeooo:paragraph-rsid="001d0c87"/>
    </style:style>
    <style:style style:name="P81" style:family="paragraph" style:parent-style-name="Text_20_body">
      <style:text-properties fo:language="ru" fo:country="RU" officeooo:rsid="008fdce0" officeooo:paragraph-rsid="001d0c87"/>
    </style:style>
    <style:style style:name="P82" style:family="paragraph" style:parent-style-name="Text_20_body">
      <style:text-properties fo:language="ru" fo:country="RU" officeooo:rsid="00978da1" officeooo:paragraph-rsid="001d0c87"/>
    </style:style>
    <style:style style:name="P83" style:family="paragraph" style:parent-style-name="Text_20_body">
      <style:text-properties fo:language="ru" fo:country="RU" officeooo:rsid="00da7b08" officeooo:paragraph-rsid="001d0c87"/>
    </style:style>
    <style:style style:name="P84" style:family="paragraph" style:parent-style-name="Text_20_body">
      <style:text-properties fo:language="ru" fo:country="RU" officeooo:rsid="00dc55e8" officeooo:paragraph-rsid="001d0c87"/>
    </style:style>
    <style:style style:name="P85" style:family="paragraph" style:parent-style-name="Text_20_body">
      <style:text-properties officeooo:rsid="00747f77" officeooo:paragraph-rsid="001d0c87"/>
    </style:style>
    <style:style style:name="P86" style:family="paragraph" style:parent-style-name="Text_20_body">
      <style:text-properties officeooo:rsid="00da30e6" officeooo:paragraph-rsid="001d0c87"/>
    </style:style>
    <style:style style:name="P87" style:family="paragraph" style:parent-style-name="Text_20_body">
      <style:text-properties officeooo:rsid="00b149b3" officeooo:paragraph-rsid="001d0c87"/>
    </style:style>
    <style:style style:name="P88" style:family="paragraph" style:parent-style-name="Text_20_body">
      <style:text-properties officeooo:rsid="008574b9" officeooo:paragraph-rsid="001d0c87"/>
    </style:style>
    <style:style style:name="P89" style:family="paragraph" style:parent-style-name="Text_20_body">
      <style:text-properties officeooo:rsid="008992ab" officeooo:paragraph-rsid="001d0c87"/>
    </style:style>
    <style:style style:name="P90" style:family="paragraph" style:parent-style-name="Text_20_body">
      <style:text-properties officeooo:rsid="00804bf7" officeooo:paragraph-rsid="001d0c87"/>
    </style:style>
    <style:style style:name="P91" style:family="paragraph" style:parent-style-name="Text_20_body">
      <style:text-properties officeooo:rsid="008c2ac3" officeooo:paragraph-rsid="001d0c87"/>
    </style:style>
    <style:style style:name="P92" style:family="paragraph" style:parent-style-name="Text_20_body">
      <style:text-properties fo:language="en" fo:country="US" officeooo:rsid="00978da1" officeooo:paragraph-rsid="001d0c87"/>
    </style:style>
    <style:style style:name="P93" style:family="paragraph" style:parent-style-name="Text_20_body">
      <style:text-properties fo:language="en" fo:country="US" officeooo:rsid="00bb3ecd" officeooo:paragraph-rsid="001d0c87"/>
    </style:style>
    <style:style style:name="P94" style:family="paragraph" style:parent-style-name="Text_20_body">
      <style:paragraph-properties fo:text-align="end" style:justify-single-word="false"/>
      <style:text-properties officeooo:rsid="009af498" officeooo:paragraph-rsid="001d0c87"/>
    </style:style>
    <style:style style:name="P95" style:family="paragraph" style:parent-style-name="Text_20_body">
      <style:text-properties officeooo:rsid="009af498" officeooo:paragraph-rsid="001d0c87"/>
    </style:style>
    <style:style style:name="P96" style:family="paragraph" style:parent-style-name="Text_20_body">
      <style:text-properties officeooo:rsid="00990ee6" officeooo:paragraph-rsid="001d0c87"/>
    </style:style>
    <style:style style:name="P97" style:family="paragraph" style:parent-style-name="Text_20_body">
      <style:text-properties officeooo:rsid="009a0130" officeooo:paragraph-rsid="001d0c87"/>
    </style:style>
    <style:style style:name="P98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99" style:family="paragraph" style:parent-style-name="Text_20_body">
      <style:text-properties officeooo:rsid="00e1ac9b" officeooo:paragraph-rsid="001d0c87"/>
    </style:style>
    <style:style style:name="P100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01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02" style:family="paragraph" style:parent-style-name="Text_20_body">
      <style:text-properties officeooo:rsid="009d392d" officeooo:paragraph-rsid="001d0c87"/>
    </style:style>
    <style:style style:name="P103" style:family="paragraph" style:parent-style-name="Text_20_body">
      <style:text-properties style:font-name="Times New Roman" fo:font-size="12pt" officeooo:paragraph-rsid="001d0c87"/>
    </style:style>
    <style:style style:name="P104" style:family="paragraph" style:parent-style-name="Text_20_body">
      <style:text-properties style:font-name="Times New Roman" officeooo:paragraph-rsid="001d0c87"/>
    </style:style>
    <style:style style:name="P105" style:family="paragraph" style:parent-style-name="Text_20_body">
      <style:text-properties officeooo:paragraph-rsid="001d0c87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1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1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1d0c87"/>
    </style:style>
    <style:style style:name="P1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1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1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2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21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Quotations">
      <style:text-properties officeooo:paragraph-rsid="001d0c87"/>
    </style:style>
    <style:style style:name="P12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2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28" style:family="paragraph" style:parent-style-name="Standard">
      <style:text-properties officeooo:rsid="0072612b" officeooo:paragraph-rsid="001d0c87"/>
    </style:style>
    <style:style style:name="P129" style:family="paragraph" style:parent-style-name="Standard">
      <style:text-properties officeooo:rsid="00bb3ecd" officeooo:paragraph-rsid="001d0c87"/>
    </style:style>
    <style:style style:name="P130" style:family="paragraph" style:parent-style-name="Standard">
      <style:text-properties officeooo:rsid="00990ee6" officeooo:paragraph-rsid="001d0c87"/>
    </style:style>
    <style:style style:name="P13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3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33" style:family="paragraph" style:parent-style-name="Standard">
      <style:paragraph-properties fo:text-align="center" style:justify-single-word="false"/>
      <style:text-properties officeooo:paragraph-rsid="001d0c87"/>
    </style:style>
    <style:style style:name="P13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135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1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1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1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1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1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1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1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1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1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1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1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1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1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1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1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1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1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1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1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1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1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1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1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1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1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1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1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1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1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1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1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1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16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169" style:family="paragraph" style:parent-style-name="Heading_20_2">
      <style:paragraph-properties fo:text-align="center" style:justify-single-word="false"/>
      <style:text-properties officeooo:paragraph-rsid="001d0c87"/>
    </style:style>
    <style:style style:name="P170" style:family="paragraph" style:parent-style-name="Heading_20_2">
      <style:text-properties officeooo:paragraph-rsid="001d0c87"/>
    </style:style>
    <style:style style:name="P171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172" style:family="paragraph" style:parent-style-name="Heading_20_2">
      <style:paragraph-properties fo:break-before="page"/>
      <style:text-properties officeooo:paragraph-rsid="001d0c87"/>
    </style:style>
    <style:style style:name="P173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174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17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22fea9"/>
    </style:style>
    <style:style style:name="P176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17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17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17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18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18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182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183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18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185" style:family="paragraph" style:parent-style-name="Text_20_body_20__28_user_29_" style:list-style-name="L21">
      <style:text-properties officeooo:paragraph-rsid="001d0c87"/>
    </style:style>
    <style:style style:name="P186" style:family="paragraph" style:parent-style-name="Text_20_body_20__28_user_29_" style:list-style-name="L21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87" style:family="paragraph" style:parent-style-name="Text_20_body_20__28_user_29_" style:list-style-name="L21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88" style:family="paragraph" style:parent-style-name="Text_20_body_20__28_user_29_" style:list-style-name="L21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89" style:family="paragraph" style:parent-style-name="Text_20_body_20__28_user_29_" style:list-style-name="L21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0" style:family="paragraph" style:parent-style-name="Text_20_body_20__28_user_29_" style:list-style-name="L21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19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19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19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195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196" style:family="paragraph" style:parent-style-name="Text_20_body" style:list-style-name="L3">
      <style:text-properties officeooo:rsid="00d7038e" officeooo:paragraph-rsid="001d0c87"/>
    </style:style>
    <style:style style:name="P197" style:family="paragraph" style:parent-style-name="Text_20_body" style:list-style-name="L4">
      <style:text-properties officeooo:rsid="00d7038e" officeooo:paragraph-rsid="001d0c87"/>
    </style:style>
    <style:style style:name="P198" style:family="paragraph" style:parent-style-name="Text_20_body" style:list-style-name="L5">
      <style:text-properties officeooo:rsid="00c0b409" officeooo:paragraph-rsid="001d0c87"/>
    </style:style>
    <style:style style:name="P199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00" style:family="paragraph" style:parent-style-name="Text_20_body" style:list-style-name="L8">
      <style:text-properties officeooo:rsid="00bf97aa" officeooo:paragraph-rsid="001d0c87" fo:background-color="transparent"/>
    </style:style>
    <style:style style:name="P201" style:family="paragraph" style:parent-style-name="Text_20_body" style:list-style-name="L9">
      <style:text-properties fo:language="ru" fo:country="RU" officeooo:rsid="00747f77" officeooo:paragraph-rsid="001d0c87"/>
    </style:style>
    <style:style style:name="P202" style:family="paragraph" style:parent-style-name="Text_20_body" style:list-style-name="L10">
      <style:text-properties fo:language="ru" fo:country="RU" officeooo:rsid="00b1a3db" officeooo:paragraph-rsid="001d0c87"/>
    </style:style>
    <style:style style:name="P203" style:family="paragraph" style:parent-style-name="Text_20_body" style:list-style-name="L10">
      <style:text-properties fo:language="ru" fo:country="RU" officeooo:rsid="00b2de8f" officeooo:paragraph-rsid="001d0c87"/>
    </style:style>
    <style:style style:name="P204" style:family="paragraph" style:parent-style-name="Text_20_body" style:list-style-name="L11">
      <style:text-properties fo:language="ru" fo:country="RU" officeooo:rsid="0086e162" officeooo:paragraph-rsid="001d0c87"/>
    </style:style>
    <style:style style:name="P205" style:family="paragraph" style:parent-style-name="Text_20_body" style:list-style-name="L11">
      <style:text-properties fo:language="ru" fo:country="RU" officeooo:rsid="00b149b3" officeooo:paragraph-rsid="001d0c87"/>
    </style:style>
    <style:style style:name="P206" style:family="paragraph" style:parent-style-name="Text_20_body" style:list-style-name="L12">
      <style:text-properties fo:language="ru" fo:country="RU" officeooo:rsid="00b149b3" officeooo:paragraph-rsid="001d0c87"/>
    </style:style>
    <style:style style:name="P207" style:family="paragraph" style:parent-style-name="Text_20_body" style:list-style-name="L12">
      <style:text-properties fo:language="ru" fo:country="RU" officeooo:rsid="00b03f62" officeooo:paragraph-rsid="001d0c87"/>
    </style:style>
    <style:style style:name="P208" style:family="paragraph" style:parent-style-name="Text_20_body" style:list-style-name="L12">
      <style:text-properties fo:language="ru" fo:country="RU" officeooo:rsid="008b4155" officeooo:paragraph-rsid="001d0c87"/>
    </style:style>
    <style:style style:name="P209" style:family="paragraph" style:parent-style-name="Text_20_body" style:list-style-name="L13">
      <style:text-properties fo:language="ru" fo:country="RU" officeooo:rsid="008fc7c5" officeooo:paragraph-rsid="001d0c87"/>
    </style:style>
    <style:style style:name="P210" style:family="paragraph" style:parent-style-name="Text_20_body" style:list-style-name="L13">
      <style:text-properties fo:language="ru" fo:country="RU" officeooo:rsid="008fdce0" officeooo:paragraph-rsid="001d0c87"/>
    </style:style>
    <style:style style:name="P211" style:family="paragraph" style:parent-style-name="Text_20_body" style:list-style-name="L14">
      <style:text-properties fo:language="ru" fo:country="RU" officeooo:rsid="008fdce0" officeooo:paragraph-rsid="001d0c87"/>
    </style:style>
    <style:style style:name="P212" style:family="paragraph" style:parent-style-name="Text_20_body" style:list-style-name="L15">
      <style:text-properties fo:language="ru" fo:country="RU" officeooo:rsid="00da7b08" officeooo:paragraph-rsid="001d0c87"/>
    </style:style>
    <style:style style:name="P213" style:family="paragraph" style:parent-style-name="Text_20_body">
      <style:text-properties fo:language="ru" fo:country="RU" officeooo:rsid="0028aa5d" officeooo:paragraph-rsid="0028aa5d"/>
    </style:style>
    <style:style style:name="P214" style:family="paragraph" style:parent-style-name="Text_20_body" style:list-style-name="L10">
      <style:text-properties officeooo:rsid="00b1a3db" officeooo:paragraph-rsid="001d0c87"/>
    </style:style>
    <style:style style:name="P215" style:family="paragraph" style:parent-style-name="Text_20_body" style:list-style-name="L10">
      <style:text-properties officeooo:rsid="00b2de8f" officeooo:paragraph-rsid="001d0c87"/>
    </style:style>
    <style:style style:name="P216" style:family="paragraph" style:parent-style-name="Text_20_body" style:list-style-name="L11">
      <style:text-properties officeooo:rsid="0081db8c" officeooo:paragraph-rsid="001d0c87"/>
    </style:style>
    <style:style style:name="P217" style:family="paragraph" style:parent-style-name="Text_20_body" style:list-style-name="L11">
      <style:text-properties officeooo:rsid="00b03f62" officeooo:paragraph-rsid="001d0c87"/>
    </style:style>
    <style:style style:name="P218" style:family="paragraph" style:parent-style-name="Text_20_body" style:list-style-name="L11">
      <style:text-properties officeooo:rsid="008574b9" officeooo:paragraph-rsid="001d0c87"/>
    </style:style>
    <style:style style:name="P219" style:family="paragraph" style:parent-style-name="Text_20_body" style:list-style-name="L13">
      <style:text-properties officeooo:rsid="008fc7c5" officeooo:paragraph-rsid="001d0c87"/>
    </style:style>
    <style:style style:name="P220" style:family="paragraph" style:parent-style-name="Text_20_body" style:list-style-name="L14">
      <style:text-properties officeooo:rsid="008fdce0" officeooo:paragraph-rsid="001d0c87"/>
    </style:style>
    <style:style style:name="P221" style:family="paragraph" style:parent-style-name="Text_20_body" style:list-style-name="L15">
      <style:text-properties fo:language="en" fo:country="US" officeooo:rsid="00da30e6" officeooo:paragraph-rsid="001d0c87"/>
    </style:style>
    <style:style style:name="P222" style:family="paragraph" style:parent-style-name="Text_20_body" style:list-style-name="L16">
      <style:text-properties officeooo:rsid="009a0130" officeooo:paragraph-rsid="001d0c87"/>
    </style:style>
    <style:style style:name="P223" style:family="paragraph" style:parent-style-name="Text_20_body" style:list-style-name="L17">
      <style:text-properties officeooo:paragraph-rsid="001d0c87"/>
    </style:style>
    <style:style style:name="P224" style:family="paragraph" style:parent-style-name="Text_20_body" style:list-style-name="L17">
      <style:text-properties style:font-name="Times New Roman" officeooo:paragraph-rsid="001d0c87"/>
    </style:style>
    <style:style style:name="P225" style:family="paragraph" style:parent-style-name="Text_20_body" style:list-style-name="L18">
      <style:text-properties style:font-name="Times New Roman" officeooo:paragraph-rsid="001d0c87"/>
    </style:style>
    <style:style style:name="P226" style:family="paragraph" style:parent-style-name="Text_20_body" style:list-style-name="L18">
      <style:text-properties style:font-name="Times New Roman" fo:font-size="12pt" officeooo:paragraph-rsid="001d0c87"/>
    </style:style>
    <style:style style:name="P227" style:family="paragraph" style:parent-style-name="Text_20_body" style:list-style-name="L19">
      <style:text-properties style:font-name="Times New Roman" fo:font-size="12pt" officeooo:paragraph-rsid="001d0c87"/>
    </style:style>
    <style:style style:name="P228" style:family="paragraph" style:parent-style-name="Text_20_body" style:list-style-name="L20">
      <style:text-properties style:font-name="Times New Roman" fo:font-size="12pt" officeooo:paragraph-rsid="001d0c87"/>
    </style:style>
    <style:style style:name="P229" style:family="paragraph" style:parent-style-name="Text_20_body" style:list-style-name="L20">
      <style:text-properties officeooo:paragraph-rsid="001d0c87"/>
    </style:style>
    <style:style style:name="P230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3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32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33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3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3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36" style:family="paragraph" style:parent-style-name="Text_20_body">
      <style:paragraph-properties fo:text-align="end" style:justify-single-word="false"/>
      <style:text-properties officeooo:rsid="00e9d4c6" officeooo:paragraph-rsid="00285784"/>
    </style:style>
    <style:style style:name="P237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3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3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4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4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4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44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4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4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4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48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4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50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51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52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53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5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6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285784"/>
    </style:style>
    <style:style style:name="T33" style:family="text">
      <style:text-properties fo:font-size="8pt" fo:font-style="normal" style:font-name-asian="ISOCPEUR" style:font-size-asian="8pt" style:font-style-asian="normal" style:font-size-complex="8pt"/>
    </style:style>
    <style:style style:name="T34" style:family="text">
      <style:text-properties fo:font-size="8pt" fo:font-style="normal" style:font-size-asian="8pt" style:font-style-asian="normal" style:font-size-complex="8pt"/>
    </style:style>
    <style:style style:name="T3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36" style:family="text">
      <style:text-properties officeooo:rsid="003b9aa5"/>
    </style:style>
    <style:style style:name="T37" style:family="text">
      <style:text-properties style:font-name="ISOCPEUR" fo:font-size="8pt" style:font-size-asian="8pt" style:font-name-complex="ISOCPEUR" style:font-size-complex="8pt"/>
    </style:style>
    <style:style style:name="T3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9" style:family="text">
      <style:text-properties fo:font-style="normal" style:font-style-asian="normal" style:font-size-complex="14pt"/>
    </style:style>
    <style:style style:name="T40" style:family="text">
      <style:text-properties fo:font-style="normal" fo:font-weight="normal"/>
    </style:style>
    <style:style style:name="T41" style:family="text">
      <style:text-properties fo:font-style="normal" fo:font-weight="normal" officeooo:rsid="004a517a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normal" style:font-style-asian="normal" style:font-size-complex="14pt"/>
    </style:style>
    <style:style style:name="T44" style:family="text">
      <style:text-properties fo:language="en" fo:country="US" officeooo:rsid="00b37c26"/>
    </style:style>
    <style:style style:name="T45" style:family="text">
      <style:text-properties fo:language="en" fo:country="US" officeooo:rsid="0086e162"/>
    </style:style>
    <style:style style:name="T46" style:family="text">
      <style:text-properties fo:language="en" fo:country="US" officeooo:rsid="00b03f62"/>
    </style:style>
    <style:style style:name="T47" style:family="text">
      <style:text-properties fo:language="en" fo:country="US" officeooo:rsid="008fc7c5"/>
    </style:style>
    <style:style style:name="T48" style:family="text">
      <style:text-properties fo:language="en" fo:country="US" officeooo:rsid="00e55350"/>
    </style:style>
    <style:style style:name="T4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f97aa"/>
    </style:style>
    <style:style style:name="T56" style:family="text">
      <style:text-properties fo:language="en" fo:country="US" officeooo:rsid="0022fea9"/>
    </style:style>
    <style:style style:name="T57" style:family="text">
      <style:text-properties fo:color="#000000" fo:font-size="12pt" style:font-size-asian="12pt" style:font-size-complex="12pt"/>
    </style:style>
    <style:style style:name="T58" style:family="text">
      <style:text-properties fo:color="#000000" fo:font-size="12pt" officeooo:rsid="0006d2d6" style:font-size-asian="12pt" style:font-size-complex="12pt"/>
    </style:style>
    <style:style style:name="T59" style:family="text">
      <style:text-properties fo:color="#000000" style:font-name="Times New Roman2" fo:font-size="12pt" fo:language="en" fo:country="US"/>
    </style:style>
    <style:style style:name="T60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fo:font-variant="normal" fo:text-transform="none" fo:letter-spacing="normal" fo:font-style="normal" fo:font-weight="normal" officeooo:rsid="004d4282"/>
    </style:style>
    <style:style style:name="T64" style:family="text">
      <style:text-properties fo:font-variant="normal" fo:text-transform="none" fo:letter-spacing="normal" fo:font-style="normal" fo:font-weight="normal" officeooo:rsid="00413d7d"/>
    </style:style>
    <style:style style:name="T65" style:family="text">
      <style:text-properties fo:font-variant="normal" fo:text-transform="none" fo:letter-spacing="normal" fo:font-style="normal" fo:font-weight="normal" officeooo:rsid="0044ec62"/>
    </style:style>
    <style:style style:name="T66" style:family="text">
      <style:text-properties fo:font-variant="normal" fo:text-transform="none" fo:letter-spacing="normal" fo:font-style="normal" fo:font-weight="normal" officeooo:rsid="0048cae4"/>
    </style:style>
    <style:style style:name="T67" style:family="text">
      <style:text-properties fo:font-variant="normal" fo:text-transform="none" fo:letter-spacing="normal" fo:font-style="normal" fo:font-weight="normal" officeooo:rsid="0049574b"/>
    </style:style>
    <style:style style:name="T68" style:family="text">
      <style:text-properties fo:font-variant="normal" fo:text-transform="none" fo:letter-spacing="normal" fo:font-style="normal" fo:font-weight="normal" officeooo:rsid="004b49cb"/>
    </style:style>
    <style:style style:name="T69" style:family="text">
      <style:text-properties fo:font-variant="normal" fo:text-transform="none" fo:letter-spacing="normal" fo:font-style="normal" fo:font-weight="normal" officeooo:rsid="004f228c"/>
    </style:style>
    <style:style style:name="T70" style:family="text">
      <style:text-properties fo:font-variant="normal" fo:text-transform="none" fo:letter-spacing="normal" fo:font-style="normal" fo:font-weight="normal" officeooo:rsid="004fd0db"/>
    </style:style>
    <style:style style:name="T71" style:family="text">
      <style:text-properties fo:font-variant="normal" fo:text-transform="none" fo:letter-spacing="normal" fo:font-style="normal" fo:font-weight="normal" officeooo:rsid="0051b04c"/>
    </style:style>
    <style:style style:name="T72" style:family="text">
      <style:text-properties fo:font-variant="normal" fo:text-transform="none" fo:letter-spacing="normal" fo:font-style="normal" fo:font-weight="normal" officeooo:rsid="00536b17"/>
    </style:style>
    <style:style style:name="T73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7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77" style:family="text">
      <style:text-properties style:font-name="Times New Roman"/>
    </style:style>
    <style:style style:name="T78" style:family="text">
      <style:text-properties style:font-name="Times New Roman" fo:font-size="12pt"/>
    </style:style>
    <style:style style:name="T79" style:family="text">
      <style:text-properties style:font-name="Times New Roman" fo:font-size="12pt" style:font-size-asian="12pt" style:font-size-complex="12pt"/>
    </style:style>
    <style:style style:name="T80" style:family="text">
      <style:text-properties style:font-name="Times New Roman" fo:font-size="12pt" fo:font-style="normal" fo:font-weight="normal" style:font-size-asian="12pt" style:font-size-complex="12pt"/>
    </style:style>
    <style:style style:name="T81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2" style:family="text">
      <style:text-properties style:font-name="Times New Roman" officeooo:rsid="009eef2e"/>
    </style:style>
    <style:style style:name="T83" style:family="text">
      <style:text-properties officeooo:rsid="004f228c"/>
    </style:style>
    <style:style style:name="T84" style:family="text">
      <style:text-properties officeooo:rsid="00a8cf2f"/>
    </style:style>
    <style:style style:name="T85" style:family="text">
      <style:text-properties officeooo:rsid="00589dc3"/>
    </style:style>
    <style:style style:name="T86" style:family="text">
      <style:text-properties officeooo:rsid="00c63f00"/>
    </style:style>
    <style:style style:name="T87" style:family="text">
      <style:text-properties fo:font-size="12pt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0c63f00" style:font-size-asian="12pt" style:font-size-complex="12pt"/>
    </style:style>
    <style:style style:name="T90" style:family="text">
      <style:text-properties fo:font-size="12pt" officeooo:rsid="00d4c693" style:font-size-asian="12pt" style:font-size-complex="12pt"/>
    </style:style>
    <style:style style:name="T91" style:family="text">
      <style:text-properties officeooo:rsid="00d610e9"/>
    </style:style>
    <style:style style:name="T92" style:family="text">
      <style:text-properties officeooo:rsid="00d4c693"/>
    </style:style>
    <style:style style:name="T93" style:family="text">
      <style:text-properties officeooo:rsid="00ddb405"/>
    </style:style>
    <style:style style:name="T94" style:family="text">
      <style:text-properties officeooo:rsid="00da0b61"/>
    </style:style>
    <style:style style:name="T95" style:family="text">
      <style:text-properties officeooo:rsid="00bf97aa"/>
    </style:style>
    <style:style style:name="T96" style:family="text">
      <style:text-properties officeooo:rsid="00831f59"/>
    </style:style>
    <style:style style:name="T97" style:family="text">
      <style:text-properties officeooo:rsid="00cbf137"/>
    </style:style>
    <style:style style:name="T98" style:family="text">
      <style:text-properties officeooo:rsid="00c0b409"/>
    </style:style>
    <style:style style:name="T99" style:family="text">
      <style:text-properties officeooo:rsid="00d292d3"/>
    </style:style>
    <style:style style:name="T100" style:family="text">
      <style:text-properties officeooo:rsid="00cd648c"/>
    </style:style>
    <style:style style:name="T101" style:family="text">
      <style:text-properties officeooo:rsid="00ec89a6"/>
    </style:style>
    <style:style style:name="T102" style:family="text">
      <style:text-properties officeooo:rsid="00ed022b"/>
    </style:style>
    <style:style style:name="T103" style:family="text">
      <style:text-properties style:use-window-font-color="true" fo:background-color="transparent" loext:char-shading-value="0"/>
    </style:style>
    <style:style style:name="T104" style:family="text">
      <style:text-properties style:use-window-font-color="true" officeooo:rsid="00cdcd4b" fo:background-color="transparent" loext:char-shading-value="0"/>
    </style:style>
    <style:style style:name="T105" style:family="text">
      <style:text-properties style:use-window-font-color="true" officeooo:rsid="00ed022b" fo:background-color="transparent" loext:char-shading-value="0"/>
    </style:style>
    <style:style style:name="T106" style:family="text">
      <style:text-properties officeooo:rsid="00d12a68"/>
    </style:style>
    <style:style style:name="T107" style:family="text">
      <style:text-properties officeooo:rsid="00ef0d7c"/>
    </style:style>
    <style:style style:name="T108" style:family="text">
      <style:text-properties officeooo:rsid="00f0cbf1"/>
    </style:style>
    <style:style style:name="T109" style:family="text">
      <style:text-properties officeooo:rsid="00f27a78"/>
    </style:style>
    <style:style style:name="T110" style:family="text">
      <style:text-properties officeooo:rsid="0081db8c"/>
    </style:style>
    <style:style style:name="T111" style:family="text">
      <style:text-properties officeooo:rsid="0075e61b"/>
    </style:style>
    <style:style style:name="T112" style:family="text">
      <style:text-properties officeooo:rsid="007d8454"/>
    </style:style>
    <style:style style:name="T113" style:family="text">
      <style:text-properties officeooo:rsid="005fcdf7"/>
    </style:style>
    <style:style style:name="T114" style:family="text">
      <style:text-properties style:font-name="Liberation Serif" fo:font-size="12pt"/>
    </style:style>
    <style:style style:name="T115" style:family="text">
      <style:text-properties style:font-name="Liberation Serif" fo:font-size="12pt" officeooo:rsid="00831f59"/>
    </style:style>
    <style:style style:name="T116" style:family="text">
      <style:text-properties style:font-name="Liberation Serif" fo:font-size="12pt" officeooo:rsid="00842074"/>
    </style:style>
    <style:style style:name="T117" style:family="text">
      <style:text-properties officeooo:rsid="0062ba89"/>
    </style:style>
    <style:style style:name="T118" style:family="text">
      <style:text-properties fo:background-color="transparent" loext:char-shading-value="0"/>
    </style:style>
    <style:style style:name="T119" style:family="text">
      <style:text-properties officeooo:rsid="00a4b420" fo:background-color="transparent" loext:char-shading-value="0"/>
    </style:style>
    <style:style style:name="T120" style:family="text">
      <style:text-properties officeooo:rsid="00a6fbcd" fo:background-color="transparent" loext:char-shading-value="0"/>
    </style:style>
    <style:style style:name="T121" style:family="text">
      <style:text-properties officeooo:rsid="00bf97aa" fo:background-color="transparent" loext:char-shading-value="0"/>
    </style:style>
    <style:style style:name="T122" style:family="text">
      <style:text-properties officeooo:rsid="00a8cf2f" fo:background-color="transparent" loext:char-shading-value="0"/>
    </style:style>
    <style:style style:name="T123" style:family="text">
      <style:text-properties officeooo:rsid="00a698fb" fo:background-color="transparent" loext:char-shading-value="0"/>
    </style:style>
    <style:style style:name="T124" style:family="text">
      <style:text-properties officeooo:rsid="00831f59" fo:background-color="transparent" loext:char-shading-value="0"/>
    </style:style>
    <style:style style:name="T125" style:family="text">
      <style:text-properties officeooo:rsid="006e6ddc" fo:background-color="transparent" loext:char-shading-value="0"/>
    </style:style>
    <style:style style:name="T126" style:family="text">
      <style:text-properties officeooo:rsid="0063d244" fo:background-color="transparent" loext:char-shading-value="0"/>
    </style:style>
    <style:style style:name="T127" style:family="text">
      <style:text-properties officeooo:rsid="00a698fb"/>
    </style:style>
    <style:style style:name="T128" style:family="text">
      <style:text-properties officeooo:rsid="006b1f72"/>
    </style:style>
    <style:style style:name="T129" style:family="text">
      <style:text-properties officeooo:rsid="007a75dd"/>
    </style:style>
    <style:style style:name="T130" style:family="text">
      <style:text-properties officeooo:rsid="006e6ddc"/>
    </style:style>
    <style:style style:name="T131" style:family="text">
      <style:text-properties officeooo:rsid="00ac77e4"/>
    </style:style>
    <style:style style:name="T132" style:family="text">
      <style:text-properties officeooo:rsid="00b03f62"/>
    </style:style>
    <style:style style:name="T133" style:family="text">
      <style:text-properties officeooo:rsid="00ae52ec"/>
    </style:style>
    <style:style style:name="T134" style:family="text">
      <style:text-properties officeooo:rsid="00da30e6"/>
    </style:style>
    <style:style style:name="T135" style:family="text">
      <style:text-properties officeooo:rsid="00db536b"/>
    </style:style>
    <style:style style:name="T136" style:family="text">
      <style:text-properties officeooo:rsid="00b92ee7"/>
    </style:style>
    <style:style style:name="T137" style:family="text">
      <style:text-properties officeooo:rsid="00b37c26"/>
    </style:style>
    <style:style style:name="T138" style:family="text">
      <style:text-properties officeooo:rsid="00b2de8f"/>
    </style:style>
    <style:style style:name="T139" style:family="text">
      <style:text-properties officeooo:rsid="008b4155"/>
    </style:style>
    <style:style style:name="T140" style:family="text">
      <style:text-properties officeooo:rsid="008574b9"/>
    </style:style>
    <style:style style:name="T141" style:family="text">
      <style:text-properties officeooo:rsid="0086e162"/>
    </style:style>
    <style:style style:name="T142" style:family="text">
      <style:text-properties officeooo:rsid="00880e2b"/>
    </style:style>
    <style:style style:name="T143" style:family="text">
      <style:text-properties officeooo:rsid="00747f77"/>
    </style:style>
    <style:style style:name="T144" style:family="text">
      <style:text-properties officeooo:rsid="00b149b3"/>
    </style:style>
    <style:style style:name="T145" style:family="text">
      <style:text-properties officeooo:rsid="00bccb6d"/>
    </style:style>
    <style:style style:name="T146" style:family="text">
      <style:text-properties officeooo:rsid="00da7b08"/>
    </style:style>
    <style:style style:name="T147" style:family="text">
      <style:text-properties officeooo:rsid="00dec9e8"/>
    </style:style>
    <style:style style:name="T148" style:family="text">
      <style:text-properties officeooo:rsid="003aede6"/>
    </style:style>
    <style:style style:name="T149" style:family="text">
      <style:text-properties officeooo:rsid="009af498"/>
    </style:style>
    <style:style style:name="T150" style:family="text">
      <style:text-properties officeooo:rsid="009a0130"/>
    </style:style>
    <style:style style:name="T151" style:family="text">
      <style:text-properties officeooo:rsid="00cdcd4b"/>
    </style:style>
    <style:style style:name="T152" style:family="text">
      <style:text-properties officeooo:rsid="00e4a7b5"/>
    </style:style>
    <style:style style:name="T153" style:family="text">
      <style:text-properties officeooo:rsid="00e55350"/>
    </style:style>
    <style:style style:name="T154" style:family="text">
      <style:text-properties officeooo:rsid="009be887"/>
    </style:style>
    <style:style style:name="T155" style:family="text">
      <style:text-properties officeooo:rsid="00e40fd6"/>
    </style:style>
    <style:style style:name="T156" style:family="text">
      <style:text-properties officeooo:rsid="00e87e55"/>
    </style:style>
    <style:style style:name="T157" style:family="text">
      <style:text-properties officeooo:rsid="00e9d4c6"/>
    </style:style>
    <style:style style:name="T158" style:family="text">
      <style:text-properties officeooo:rsid="0011db54"/>
    </style:style>
    <style:style style:name="T159" style:family="text">
      <style:text-properties style:font-name="Times New Roman2" fo:font-size="12pt"/>
    </style:style>
    <style:style style:name="T160" style:family="text">
      <style:text-properties officeooo:rsid="009dfa25"/>
    </style:style>
    <style:style style:name="T161" style:family="text">
      <style:text-properties officeooo:rsid="009eef2e"/>
    </style:style>
    <style:style style:name="T162" style:family="text">
      <style:text-properties officeooo:rsid="00a0b2e2"/>
    </style:style>
    <style:style style:name="T163" style:family="text">
      <style:text-properties officeooo:rsid="001e1151"/>
    </style:style>
    <style:style style:name="T16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67" style:family="text">
      <style:text-properties officeooo:rsid="0020e063"/>
    </style:style>
    <style:style style:name="T168" style:family="text">
      <style:text-properties officeooo:rsid="00211338"/>
    </style:style>
    <style:style style:name="T169" style:family="text">
      <style:text-properties officeooo:rsid="0022fea9"/>
    </style:style>
    <style:style style:name="T170" style:family="text">
      <style:text-properties officeooo:rsid="00e1ac9b"/>
    </style:style>
    <style:style style:name="T171" style:family="text">
      <style:text-properties officeooo:rsid="00269a05"/>
    </style:style>
    <style:style style:name="T172" style:family="text">
      <style:text-properties officeooo:rsid="0027b6cb"/>
    </style:style>
    <style:style style:name="T173" style:family="text">
      <style:text-properties officeooo:rsid="002801f9"/>
    </style:style>
    <style:style style:name="T174" style:family="text">
      <style:text-properties officeooo:rsid="00e6ddd0"/>
    </style:style>
    <style:style style:name="T175" style:family="text">
      <style:text-properties officeooo:rsid="00285784"/>
    </style:style>
    <style:style style:name="T176" style:family="text">
      <style:text-properties officeooo:rsid="002889b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1"/>
      <text:p text:style-name="P126">Титульный лист</text:p>
      <text:p text:style-name="P127">Задание</text:p>
      <text:p text:style-name="P127">Аннотация</text:p>
      <text:p text:style-name="P127">Список сокращений</text:p>
      <text:p text:style-name="P184"/>
      <text:list xml:id="list7062829453823529347" text:style-name="WW8Num1">
        <text:list-item>
          <text:h text:style-name="P176" text:outline-level="1"><text:bookmark-start text:name="__RefHeading___Toc4451_876269813"/><text:span text:style-name="T58">С</text:span><text:span text:style-name="T57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20_5f__5f_2b_5f__5f_20_5f_Первая_5f_20_5f_строка_5f_3a_5f__5f_20_5f__5f_20_5f_1"/>
            <text:index-source-style text:style-name="TOC_5f_20_5f_Heading"/>
          </text:index-source-styles>
        </text:table-of-content-source>
        <text:index-body>
          <text:p text:style-name="P124"><text:a xlink:type="simple" xlink:href="#__RefHeading___Toc4451_876269813" text:style-name="Internet_20_link" text:visited-style-name="Visited_20_Internet_20_Link">Содержание<text:tab/>5</text:a></text:p>
          <text:p text:style-name="P123"><text:a xlink:type="simple" xlink:href="#__RefHeading__315_768117482" text:style-name="Internet_20_link" text:visited-style-name="Visited_20_Internet_20_Link">Введение<text:tab/>6</text:a></text:p>
          <text:p text:style-name="P123"><text:a xlink:type="simple" xlink:href="#__RefHeading___Toc4453_876269813" text:style-name="Internet_20_link" text:visited-style-name="Visited_20_Internet_20_Link">1. Аналитический раздел<text:tab/>8</text:a></text:p>
          <text:p text:style-name="P12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2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2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2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22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23"><text:a xlink:type="simple" xlink:href="#__RefHeading___Toc8930_1411236934" text:style-name="Internet_20_link" text:visited-style-name="Visited_20_Internet_20_Link">2 Специальный раздел<text:tab/>27</text:a></text:p>
          <text:p text:style-name="P12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22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22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22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22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23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2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23"><text:a xlink:type="simple" xlink:href="#__RefHeading___Toc8934_1411236934" text:style-name="Internet_20_link" text:visited-style-name="Visited_20_Internet_20_Link">Заключение<text:tab/>42</text:a></text:p>
          <text:p text:style-name="P123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134"/>
      <text:p text:style-name="P135"/>
      <text:list xml:id="list24939476562404" text:continue-numbering="true" text:style-name="WW8Num1">
        <text:list-item>
          <text:h text:style-name="P178" text:outline-level="1"><text:bookmark-start text:name="__RefHeading__315_768117482"/>Введение<text:bookmark-end text:name="__RefHeading__315_768117482"/></text:h>
        </text:list-item>
      </text:list>
      <text:p text:style-name="P47"><text:span text:style-name="T63">Разработка учебно-методических дисциплин - о</text:span><text:span text:style-name="T62">дн</text:span><text:span text:style-name="T64">ой</text:span><text:span text:style-name="T62"> из </text:span><text:span text:style-name="T64">важных задач преподавателей. </text:span><text:span text:style-name="T63">В год разрабатывается</text:span><text:span text:style-name="T64"> </text:span><text:span text:style-name="T65">от 1 до 3</text:span><text:span text:style-name="T64"> учебно-методических комплексов </text:span><text:span text:style-name="T63">одни преподавателем</text:span><text:span text:style-name="T64">. </text:span><text:span text:style-name="T66">В каждый учебно-методический комплекс входит рабочая программа, задания для практикума, </text:span><text:span text:style-name="T67">требования к курсовым работам или проектам, а также интерактивные образовательные технологии, к примеру, тесты. </text:span><text:span text:style-name="T68">К нему должны быть прикреплены также такие документы как рецензия, учебный план и т</text:span><text:span text:style-name="T69">ак далее.</text:span></text:p>
      <text:p text:style-name="P53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54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8"><text:span text:style-name="T62">Возврат учебного комплекса означает, что </text:span><text:span text:style-name="T70">преподавателю потребуется дополнительное время на доработку данного </text:span><text:span text:style-name="T71">комплекса.</text:span><text:span text:style-name="T62"> </text:span></text:p>
      <text:p text:style-name="P49"><text:span text:style-name="T62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2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50"><text:span text:style-name="T74">Согласно этому, появилась необходимость автоматизации </text:span><text:span text:style-name="T75">процесса</text:span><text:span text:style-name="T74"> разработки учебно-методического комплекса. </text:span><text:span text:style-name="T7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51"><text:span text:style-name="T76">Д</text:span><text:span text:style-name="T73">ля достижения поставленной цели необходимо решать следующие задачи:</text:span></text:p>
      <text:list xml:id="list7032810269672120893" text:style-name="L1">
        <text:list-item>
          <text:p text:style-name="P192">Провести анализ предметной области.</text:p>
        </text:list-item>
        <text:list-item>
          <text:p text:style-name="P192">Разработать схему информационных потоков.</text:p>
        </text:list-item>
        <text:list-item>
          <text:p text:style-name="P193">Разработать структуру базы данных.</text:p>
        </text:list-item>
        <text:list-item>
          <text:p text:style-name="P194"/>
        </text:list-item>
      </text:list>
      <text:p text:style-name="P52"><text:span text:style-name="T79">Теперь перейдем к описанию в</text:span><text:span text:style-name="T80">ыпускной квалификационной работы.</text:span></text:p>
      <text:p text:style-name="P195"/>
      <text:p text:style-name="P47"><text:soft-page-break/><text:span text:style-name="T41">Данная </text:span><text:span text:style-name="T40">работа</text:span><text:span text:style-name="T41"> </text:span><text:span text:style-name="T40">выполня</text:span><text:span text:style-name="T41">лась</text:span><text:span text:style-name="T40"> на базе ФГБОУ ВО «Поволжский государственный университет сервиса». </text:span></text:p>
      <text:p text:style-name="P55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55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55">Специальный раздел содержит описание этапов процесса разработки программного обеспечения.</text:p>
      <text:p text:style-name="P55">Раздел безопасности жизнедеятельности содержит сведения <text:span text:style-name="T83">о человеческом факторе и его влиянии на отказы технических систем</text:span>. </text:p>
      <text:p text:style-name="P105"/>
      <text:p text:style-name="P105"/>
      <text:p text:style-name="P106"/>
      <text:list xml:id="list24940297450642" text:continue-list="list24939476562404" text:style-name="WW8Num1">
        <text:list-item>
          <text:h text:style-name="P17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71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55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4">(далее университет)</text:span> предоставляет услуги высшего и среднего профессионального образования.</text:p>
      <text:p text:style-name="P55">Университет был основан в 1981 году, как филиал Московского технологического института в городе Тольятти Куйбышевской области.</text:p>
      <text:p text:style-name="P55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55">Структура университета (<text:span text:style-name="T8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44"/>
            <text:p text:style-name="P44"/>
            <text:p text:style-name="P44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21">Рис. 1.1. Организационная структура университета</text:p>
            <text:p text:style-name="P119"/>
          </table:table-cell>
        </table:table-row>
      </table:table>
      <text:p text:style-name="P56"/>
      <text:p text:style-name="P111"><text:soft-page-break/><text:span text:style-name="T86">Во главе структуры располагается ректор и ректорат. Ректорат представлен в виде <text:s/></text:span><text:span text:style-name="T89">коллегиального, совещательного органа при ректоре. В него входят </text:span><text:span text:style-name="T88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0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08">- рассмотрение изменений структуры Университета;</text:p>
      <text:p text:style-name="P108">- определение основных направлений финансово-хозяйственной деятельности Университета;</text:p>
      <text:p text:style-name="P107">- рассмотрение и определение основных вопросов экономического и социального развития Университета;</text:p>
      <text:p text:style-name="P107">- организация учебного процесса; <text:s/></text:p>
      <text:p text:style-name="P107">- рассмотрение вопросов подготовки и издания учебных пособий и учебно-методической литературы;</text:p>
      <text:p text:style-name="P107">- организация научно-исследовательской деятельности; </text:p>
      <text:p text:style-name="P107">- организация внебюджетной деятельности Университета; </text:p>
      <text:p text:style-name="P107">- организация довузовской и послевузовской подготовки;</text:p>
      <text:p text:style-name="P107">- работа по подбору и расстановке кадров;</text:p>
      <text:p text:style-name="P107">- рекламная деятельность и маркетинг;</text:p>
      <text:p text:style-name="P107">- взаимоотношения с общественными организациями;</text:p>
      <text:p text:style-name="P107">- развитие материальной базы Университета.</text:p>
      <text:p text:style-name="P109">На данный момент в ректорате насчитывается 34 участников, включая ректора и проректоров, согласно протоколу <text:span text:style-name="T9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10">Так же в руководстве расположен ученый совет. <text:span text:style-name="T92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09">К компетенции Ученого совета относятся:</text:p>
      <text:list xml:id="list8155396199316059244" text:style-name="L2">
        <text:list-item>
          <text:p text:style-name="P237">принятие решения о созыве и проведении Конференции;</text:p>
        </text:list-item>
        <text:list-item>
          <text:p text:style-name="P237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37">рассмотрение проекта Устава университета, а также вносимых в него изменений;</text:p>
        </text:list-item>
        <text:list-item>
          <text:p text:style-name="P237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37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37">заслушивание ежегодных отчетов ректора;</text:p>
        </text:list-item>
        <text:list-item>
          <text:p text:style-name="P237">определение принципов распределения финансовых, материальных и трудовых ресурсов университета;</text:p>
        </text:list-item>
        <text:list-item>
          <text:p text:style-name="P237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37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37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37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37">выборы деканов факультетов;</text:p>
        </text:list-item>
        <text:list-item>
          <text:p text:style-name="P237">выборы заведующих кафедрами;</text:p>
        </text:list-item>
        <text:list-item>
          <text:p text:style-name="P237">принятие решений о создании, реорганизации и ликвидации научных и учебных подразделений;</text:p>
        </text:list-item>
        <text:list-item>
          <text:p text:style-name="P237">определение направлений научных исследований;</text:p>
        </text:list-item>
        <text:list-item>
          <text:p text:style-name="P237">утверждение тем диссертаций;</text:p>
        </text:list-item>
        <text:list-item>
          <text:p text:style-name="P237">рассмотрение годовых планов научно-исследовательских работ университета;</text:p>
        </text:list-item>
        <text:list-item>
          <text:p text:style-name="P237">рассмотрение вопросов деятельности диссертационных советов университета;</text:p>
        </text:list-item>
        <text:list-item>
          <text:p text:style-name="P237">рассмотрение вопросов редакционно-издательской деятельности;</text:p>
        </text:list-item>
        <text:list-item>
          <text:p text:style-name="P237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37">присуждение почетных званий университета;</text:p>
        </text:list-item>
        <text:list-item>
          <text:p text:style-name="P237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37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88">В составе ученый совет насчитывается 45 участников, согласно протоколу №1 </text:span><text:span text:style-name="T90">от 28.08.2015, </text:span><text:span text:style-name="T88">который утверждает состав как ректората, так и ученого совета.</text:span></text:p>
      <text:p text:style-name="P57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57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57">Задачи Учебно-методического отдела:</text:p>
      <text:list xml:id="list853144048821971227" text:style-name="L3">
        <text:list-item>
          <text:p text:style-name="P196">Координация подготовки и распространения учебно-методической документации университета.</text:p>
        </text:list-item>
        <text:list-item>
          <text:p text:style-name="P196">Информационное обслуживание учебно-методического обеспечения учебного процесса.</text:p>
        </text:list-item>
        <text:list-item>
          <text:p text:style-name="P196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57">Функции Учебно-методического отдела:</text:p>
      <text:list xml:id="list8062852536494188427" text:style-name="L4">
        <text:list-item>
          <text:p text:style-name="P197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97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97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97">Формирование плана издания учебно-методической литературы и контроль за его исполнением.</text:p>
        </text:list-item>
        <text:list-item>
          <text:p text:style-name="P197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97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97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97">Формирование фонда электронных учебно-методических материалов ППС университета.</text:p>
        </text:list-item>
        <text:list-item>
          <text:p text:style-name="P197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97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97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97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97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97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97">Формирование заявки ППС на командировки в профильные У МО на календарный год.</text:p>
        </text:list-item>
        <text:list-item>
          <text:p text:style-name="P197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97">Формирование плана работы учебно-методического совета университета.</text:p>
        </text:list-item>
        <text:list-item>
          <text:p text:style-name="P197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97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97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97">Подведение статистических данных по всем направлениям деятельности УМО.</text:p>
        </text:list-item>
        <text:list-item>
          <text:p text:style-name="P197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97">Участие в разработке проектов внутривузовских стандартов, рекомендаций и правил.</text:p>
        </text:list-item>
        <text:list-item>
          <text:p text:style-name="P197">Сбор, обобщение и анализ материалов учебно-методического характера.</text:p>
        </text:list-item>
        <text:list-item>
          <text:p text:style-name="P197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97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58">Так как данная <text:span text:style-name="T93">выпускная квалифицированная</text:span> работа разрабатывается на факультете информационно-технического сервиса на кафедре «<text:span text:style-name="T94">Информационный и электронный сервис</text:span>», <text:span text:style-name="T94">рассмотрим данное подразделение.</text:span></text:p>
      <text:p text:style-name="P59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59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59">Мы рассмотрели часть структуры университета, которая будет участвовать при дальнейшей разработке программного продукта.</text:p>
      <text:list xml:id="list24939661552880" text:continue-list="list24940297450642" text:style-name="WW8Num1">
        <text:list-item>
          <text:h text:style-name="P172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60">Для того чтобы преступить к разработке схемы информационной структуры необходимо <text:span text:style-name="T95">разобраться</text:span>, <text:span text:style-name="T95">что включает в себя</text:span> учебно-методическ<text:span text:style-name="T95">ую</text:span> <text:span text:style-name="T96">разработку (далее УМР) и определить их структура</text:span>.</text:p>
      <text:p text:style-name="P61">Учебно-методическая разработка включает в себя:</text:p>
      <text:list xml:id="list6131094992536214659" text:style-name="L5">
        <text:list-item>
          <text:p text:style-name="P198">Разработка рабочей <text:span text:style-name="T97">учебной</text:span> программы дисциплины.</text:p>
        </text:list-item>
        <text:list-item>
          <text:p text:style-name="P198">Разработка конспекта лекций по дисциплине.</text:p>
        </text:list-item>
        <text:list-item>
          <text:p text:style-name="P198">Разработка учебно-методического пособия по дисциплине.</text:p>
        </text:list-item>
        <text:list-item>
          <text:p text:style-name="P198">Разработка лабораторного практикума.</text:p>
        </text:list-item>
        <text:list-item>
          <text:p text:style-name="P198">Разработка учебно-методического пособия по выполнению курсовых проектов (работ).</text:p>
        </text:list-item>
        <text:list-item>
          <text:p text:style-name="P198">Разработка учебного пособия.</text:p>
        </text:list-item>
        <text:list-item>
          <text:p text:style-name="P198">Разработка тестовых заданий.</text:p>
        </text:list-item>
        <text:list-item>
          <text:p text:style-name="P198">Разработка хрестоматии.</text:p>
        </text:list-item>
        <text:list-item>
          <text:p text:style-name="P198">Разработка учебно-методического комплекса дисциплин.</text:p>
        </text:list-item>
      </text:list>
      <text:p text:style-name="P62">Рассмотрим <text:s/>подробнее структуру <text:span text:style-name="T98">учебно-методического комплекса дисциплин</text:span>ы (далее УМКД <text:span text:style-name="T99">или УМК</text:span>)<text:span text:style-name="T98"> </text:span>и <text:s/><text:span text:style-name="T98">рабочей </text:span>учебной <text:span text:style-name="T98">программы дисциплины </text:span>(далее РУП)<text:span text:style-name="T98">, </text:span>так же посмотрим как они связаны.</text:p>
      <text:p text:style-name="P63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62">Структура РУП, согласно <text:span text:style-name="T100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0">разделы</text:span>:</text:p>
      <text:list xml:id="list1752955092391536418" text:style-name="L6">
        <text:list-item>
          <text:p text:style-name="P199">Цели освоения дисциплины <text:span text:style-name="T101">(модуля)</text:span></text:p>
        </text:list-item>
        <text:list-item>
          <text:p text:style-name="P199">Место дисциплины в структуре ООП направления <text:span text:style-name="T101">подготовки (</text:span>специальности<text:span text:style-name="T101">)</text:span></text:p>
        </text:list-item>
        <text:list-item>
          <text:p text:style-name="P199">Компетенции обучающегося, формируемые в результате освоения дисциплины (модуля)</text:p>
        </text:list-item>
        <text:list-item>
          <text:p text:style-name="P199">Структура и содержание дисциплины (модуля)</text:p>
          <text:list>
            <text:list-item>
              <text:p text:style-name="P243">Структура дисциплины</text:p>
            </text:list-item>
            <text:list-item>
              <text:p text:style-name="P247">Содержание дисциплины</text:p>
            </text:list-item>
            <text:list-item>
              <text:p text:style-name="P247">Тематический план изучения дисциплины</text:p>
              <text:list>
                <text:list-item>
                  <text:p text:style-name="P251">Лекционные вопросы</text:p>
                </text:list-item>
                <text:list-item>
                  <text:p text:style-name="P251"><text:soft-page-break/>Практические (семинарские) занятиям</text:p>
                </text:list-item>
                <text:list-item>
                  <text:p text:style-name="P251">Лабораторные занятия</text:p>
                </text:list-item>
                <text:list-item>
                  <text:p text:style-name="P251">Самостоятельная работа</text:p>
                </text:list-item>
              </text:list>
            </text:list-item>
          </text:list>
        </text:list-item>
        <text:list-item>
          <text:p text:style-name="P238">Образовательные технологии</text:p>
        </text:list-item>
        <text:list-item>
          <text:p text:style-name="P238">Оценочные средства для текущего контроля успеваемости, промежуточной аттестации по итогам освоения дисциплины <text:span text:style-name="T101">(модуля)</text:span></text:p>
        </text:list-item>
        <text:list-item>
          <text:p text:style-name="P238">Учебно-методическое и информационное обеспечение дисциплины (модуля)</text:p>
          <text:list>
            <text:list-item>
              <text:p text:style-name="P244">Нормативно-правовые документы (нормативно-техническая документация)</text:p>
            </text:list-item>
            <text:list-item>
              <text:p text:style-name="P247">Основная литература</text:p>
            </text:list-item>
            <text:list-item>
              <text:p text:style-name="P247">Дополнительная литература</text:p>
            </text:list-item>
            <text:list-item>
              <text:p text:style-name="P248">Периодическая литература</text:p>
            </text:list-item>
            <text:list-item>
              <text:p text:style-name="P247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38">Материально-техническое обеспечение дисциплины</text:p>
        </text:list-item>
        <text:list-item>
          <text:p text:style-name="P239">Методические указания для выполнения контрольных работ</text:p>
        </text:list-item>
        <text:list-item>
          <text:p text:style-name="P238">Протокол согласования с другими дисциплинами <text:span text:style-name="T102">ООП</text:span></text:p>
        </text:list-item>
        <text:list-item>
          <text:p text:style-name="P239">Примерная т<text:span text:style-name="T97">ехнологическая карта дисциплины </text:span>(по семестрам)</text:p>
        </text:list-item>
        <text:list-item>
          <text:p text:style-name="P238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7966905467977595963" text:style-name="L7">
        <text:list-item>
          <text:p text:style-name="P240">Рабочая учебная программа дисциплины <text:span text:style-name="T102">(модуля)</text:span></text:p>
          <text:list>
            <text:list-item>
              <text:p text:style-name="P245"><text:span text:style-name="T103">Цели освоения дисциплины </text:span><text:span text:style-name="T105">(модуля)</text:span></text:p>
            </text:list-item>
            <text:list-item>
              <text:p text:style-name="P250">Место дисциплины в структуре ООП направления подготовки (специальности)</text:p>
            </text:list-item>
            <text:list-item>
              <text:p text:style-name="P249">Компетенции обучающегося, формируемые в результате освоения дисциплины (модуля)</text:p>
            </text:list-item>
            <text:list-item>
              <text:p text:style-name="P249">Структура и объем дисциплины <text:span text:style-name="T102">(модуля)</text:span></text:p>
              <text:list>
                <text:list-item>
                  <text:p text:style-name="P252">Структура дисциплины</text:p>
                </text:list-item>
                <text:list-item>
                  <text:p text:style-name="P253">Содержание дисциплины</text:p>
                </text:list-item>
              </text:list>
            </text:list-item>
          </text:list>
        </text:list-item>
        <text:list-item>
          <text:p text:style-name="P241">Конспект лекций (структурированный по темам)</text:p>
        </text:list-item>
        <text:list-item>
          <text:p text:style-name="P241">Практические занятия (лабораторные работы)</text:p>
          <text:list>
            <text:list-item>
              <text:p text:style-name="P245">Задачи и упражнения по теме (с примерами решений)</text:p>
            </text:list-item>
            <text:list-item>
              <text:p text:style-name="P249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41">Самостоятельная работа</text:p>
          <text:list>
            <text:list-item>
              <text:p text:style-name="P245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49">Методические рекомендации к подготовке рефератов, эссе и др.</text:p>
            </text:list-item>
          </text:list>
        </text:list-item>
        <text:list-item>
          <text:p text:style-name="P242">Образовательные технологии</text:p>
        </text:list-item>
        <text:list-item>
          <text:p text:style-name="P242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41">Учебно-методическое и информационное обеспечение дисциплины (модуля)</text:p>
          <text:list>
            <text:list-item>
              <text:p text:style-name="P246">Нормативно-правовые документы (нормативно-техническая документация)</text:p>
            </text:list-item>
            <text:list-item>
              <text:p text:style-name="P249">Основная литература</text:p>
            </text:list-item>
            <text:list-item>
              <text:p text:style-name="P249">Дополнительная литература</text:p>
            </text:list-item>
            <text:list-item>
              <text:p text:style-name="P250">Периодическая литература</text:p>
            </text:list-item>
            <text:list-item>
              <text:p text:style-name="P24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42">Материально-техническое обеспечение дисциплины</text:p>
        </text:list-item>
        <text:list-item>
          <text:p text:style-name="P241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41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41"><text:span text:style-name="T102">Примерная т</text:span>ехнологическая карта дисциплины <text:span text:style-name="T102">(по семестрам)</text:span></text:p>
        </text:list-item>
      </text:list>
      <text:p text:style-name="P27"><text:span text:style-name="T103">Автор </text:span><text:span text:style-name="T104">также </text:span><text:span text:style-name="T103">имеет право включить дополнительные разделы в структуру </text:span><text:span text:style-name="T104">УМКД</text:span><text:span text:style-name="T103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13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06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07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07">и содержание</text:span> дисциплины <text:span text:style-name="T107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07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64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06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07">4</text:span>.<text:span text:style-name="T107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08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08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08">3.</text:span>4. <text:span text:style-name="T108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08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08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08">(модуля)</text:span></text:p>
          </table:table-cell>
          <table:table-cell table:style-name="Таблица4.B9" office:value-type="string">
            <text:p text:style-name="P36"><text:span text:style-name="T108">6</text:span>. Оценочные средства для текущего контроля успеваемости, промежуточной аттестации по итогам освоения дисциплины <text:span text:style-name="T108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08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08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08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09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09">1</text:span>. <text:span text:style-name="T109">Примерная т</text:span>ехнологическая карта дисциплины <text:span text:style-name="T109">(по семестрам)</text:span></text:p>
          </table:table-cell>
          <table:table-cell table:style-name="Таблица4.B13" office:value-type="string">
            <text:p text:style-name="P36">1<text:span text:style-name="T109">1</text:span>. <text:span text:style-name="T109">Примерная т</text:span>ехнологическая карта дисциплины <text:span text:style-name="T109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12"/>
      <text:p text:style-name="P65">После того, как мы рассмотрели структуру РУП и УМКД, выясним, кто будет участвовать в схеме утверждения УМКД.</text:p>
      <text:p text:style-name="P60">Во-первых, это автор учебно-методическо<text:span text:style-name="T110">й</text:span> <text:span text:style-name="T110">разработки</text:span>. Он может быть <text:span text:style-name="T111">с</text:span> любой кафедры, так как каждому преподавателю без исключения необходимо разрабатывать <text:s/><text:span text:style-name="T97">УМКД,</text:span> <text:span text:style-name="T112">РУП, учебно-методические пособия (далее УМП)</text:span> и т.д.</text:p>
      <text:p text:style-name="P105"><text:span text:style-name="T113">Во-вторых, это рецензент. Рецензент</text:span><text:span text:style-name="T114"> может быть внутренней (остепененный) - это </text:span><text:soft-page-break/><text:span text:style-name="T114">любой преподаватель университета, или внешн</text:span><text:span text:style-name="T115">ий</text:span><text:span text:style-name="T114"> - это любой преподаватель стороннего ВУЗа.</text:span><text:span text:style-name="T113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05"><text:span text:style-name="T117">В-третьих, кафедра. После того как рецензия получена, автор должен предоставить УМР заведующему той кафедры</text:span><text:span text:style-name="T119">, где велась разработка.</text:span></text:p>
      <text:p text:style-name="P66"><text:span text:style-name="T119">В-</text:span><text:span text:style-name="T118">четвертых, это научно-методический совет </text:span><text:span text:style-name="T120">(далее НМС)</text:span><text:span text:style-name="T118">. </text:span><text:span text:style-name="T12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1">или по общим предметам</text:span><text:span text:style-name="T120"> есть свой НМС. УМР </text:span><text:span text:style-name="T122">должна утверждаться</text:span><text:span text:style-name="T120"> </text:span><text:span text:style-name="T122">на</text:span><text:span text:style-name="T120"> </text:span><text:span text:style-name="T122">каждом НМС по направлениям. На данный момент в университете создано </text:span><text:span text:style-name="T121">32</text:span><text:span text:style-name="T122"> НМС, согласно документу «Приказ НМС </text:span><text:span text:style-name="T121">2015-2016</text:span><text:span text:style-name="T122">».</text:span></text:p>
      <text:p text:style-name="P67"><text:span text:style-name="T122">Н</text:span><text:span text:style-name="T118">аучно-методический совет состоит из председателя НМС, </text:span><text:span text:style-name="T121">заместителя председателя,</text:span><text:span text:style-name="T118"> членов совета и секретаря. </text:span><text:span text:style-name="T121">Каждый НМС сформирован:</text:span></text:p>
      <text:list xml:id="list1861225532598951560" text:style-name="L8">
        <text:list-item>
          <text:p text:style-name="P200">по направлениям подготовки и специальностям университета;</text:p>
        </text:list-item>
        <text:list-item>
          <text:p text:style-name="P200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68"><text:span text:style-name="T119">В-</text:span><text:span text:style-name="T123">пятых</text:span><text:span text:style-name="T118">, в процессе формирования </text:span><text:span text:style-name="T124">УМР </text:span><text:span text:style-name="T123">должна </text:span><text:span text:style-name="T118">участв</text:span><text:span text:style-name="T123">овать</text:span><text:span text:style-name="T118"> </text:span><text:span text:style-name="T123">библиотека</text:span><text:span text:style-name="T125">, </text:span><text:span text:style-name="T123">где подтверждается верность библиографического списка литературы.</text:span></text:p>
      <text:p text:style-name="P66"><text:span text:style-name="T118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26">учебно-методической работе.</text:span></text:p>
      <text:p text:style-name="P69">И, <text:span text:style-name="T127">как сказано выше</text:span>, в процессе участвует проректор по учебно-методической работе. <text:span text:style-name="T127">После утверждения проректором, данная УМР считается завершенной и работоспособной.</text:span> </text:p>
      <text:p text:style-name="P70">Стоит отметить, что все они <text:span text:style-name="T127">представлены на рисунке 1.1 и участвуют</text:span> в схеме утверждения учебно-методических <text:span text:style-name="T127">разработок</text:span>. На рисунке 1.2 представлена схема утверждения <text:span text:style-name="T112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44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20">Рис. 1.2. Схема утверждения <text:span text:style-name="T112">УМК</text:span></text:p>
            <text:p text:style-name="P119"/>
          </table:table-cell>
        </table:table-row>
      </table:table>
      <text:p text:style-name="P114"><text:soft-page-break/><text:tab/>Как мы видим на схеме, <text:span text:style-name="T84">7</text:span> <text:span text:style-name="T128">объектов</text:span> участвует в этом процессе, все они были перечислены выше. </text:p>
      <text:p text:style-name="P71"><text:span text:style-name="T129">Можно видеть</text:span>, <text:span text:style-name="T129">что</text:span> автор разрабатывает <text:span text:style-name="T112">УМК,</text:span> <text:span text:style-name="T130">а это самый длительный процесс, представленный на этой схеме, затем подписывает ее и отправляет Рецензенту.</text:span></text:p>
      <text:p text:style-name="P105"><text:span text:style-name="T130">В свою очередь рецензент изучает данный УМК и предоставляет рецензию для данного комплекса. </text:span><text:span text:style-name="T114">Рецензия составляется только на </text:span><text:span text:style-name="T116">УМП и</text:span><text:span text:style-name="T114"> </text:span><text:span text:style-name="T116">УМК</text:span><text:span text:style-name="T114">. </text:span></text:p>
      <text:p text:style-name="P72">Следом ид<text:span text:style-name="T131">у</text:span>т <text:span text:style-name="T131">пять</text:span> этап<text:span text:style-name="T131">ов</text:span> проверки <text:s/><text:span text:style-name="T112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67"><text:span text:style-name="T132">Заметим</text:span>, что в протокол согласования заносят все направления, который были использованы при разработке УМК. <text:span text:style-name="T132">НМС проверяет комплекс по своим направлениям и ставит свою подпись в протоколе.</text:span></text:p>
      <text:p text:style-name="P67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73">Если на одном из этапов проверки находится ошибка, то ее указывают в замечаниях к <text:s/><text:span text:style-name="T133">УМР</text:span> и отправляют обратно автору на доработку. Согласно этому можно привязать статус к <text:span text:style-name="T134">разработке</text:span> и представить это в схеме изменения статуса на рисунке 1.3.</text:p>
      <text:p text:style-name="P73"/>
      <text:p text:style-name="P125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28">Рис. 1.3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74">В большинстве случаев учебно-методическ<text:span text:style-name="T134">ую</text:span> <text:span text:style-name="T134">разработку</text:span> возвращают по следующим причинам:</text:p>
      <text:list xml:id="list4999137616842781366" text:style-name="L9">
        <text:list-item>
          <text:p text:style-name="P201">Отсутствие глав, необходимых согласно стандарту <text:span text:style-name="T133">ФГОС 3+</text:span>.</text:p>
        </text:list-item>
        <text:list-item>
          <text:p text:style-name="P201">Использование стилей, отличных от требуемых в стандарте <text:span text:style-name="T133">ФГОС 3+</text:span>.</text:p>
        </text:list-item>
        <text:list-item>
          <text:p text:style-name="P201">Список глав в рабочей программе не соответствует списку глав в учебно-методическом комплексе и т.д.</text:p>
        </text:list-item>
      </text:list>
      <text:p text:style-name="P85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86">В данн<text:span text:style-name="T135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24940339422254" text:continue-list="list24939661552880" text:style-name="WW8Num1">
        <text:list-item>
          <text:h text:style-name="P173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7">Рассмотрим <text:span text:style-name="T5">программно-аппаратного обеспечения </text:span><text:span text:style-name="T1">университета.</text:span></text:p>
      <text:p text:style-name="P87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75">Перейдем к анализу данного сервера.</text:p>
      <text:p text:style-name="P75">Характеристики:</text:p>
      <text:list xml:id="list547219251987122670" text:style-name="L10">
        <text:list-item>
          <text:p text:style-name="P202">Процессор - Intel Core i5</text:p>
        </text:list-item>
        <text:list-item>
          <text:p text:style-name="P214"><text:span text:style-name="T1">Память — </text:span><text:span text:style-name="T10">16 Гб</text:span></text:p>
        </text:list-item>
        <text:list-item>
          <text:p text:style-name="P215"><text:span text:style-name="T1">Тип памяти — </text:span><text:span text:style-name="T42">RAID SATA 2x2</text:span></text:p>
        </text:list-item>
        <text:list-item>
          <text:p text:style-name="P203">Операционная система <text:span text:style-name="T136">(далее ОС)</text:span> — <text:span text:style-name="T42">Debian 8.4</text:span></text:p>
        </text:list-item>
      </text:list>
      <text:p text:style-name="P76">На <text:span text:style-name="T136">ОС</text:span> <text:span text:style-name="T42">Debian</text:span> установлена <text:span text:style-name="T137">виртуальная машина с ОС </text:span><text:span text:style-name="T44">Ubuntu 16.04 LTS.</text:span></text:p>
      <text:p text:style-name="P77">На ОС<text:span text:style-name="T138"> </text:span><text:span text:style-name="T44">Ubuntu </text:span>развернута система управления базами данных <text:span text:style-name="T42">MySQL 5.1. </text:span>Так же развернута система дистанционного обучения Русский Moodle 3<text:span text:style-name="T42">KL</text:span> 2.7.</text:p>
      <text:p text:style-name="P78">Структура сервера представлена на рисунке 1.4.</text:p>
      <text:p text:style-name="P125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29">Рис. 1.4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77">Данный сервер находится под управлением и администрированием ООО «Открытый технологии». </text:p>
      <text:p text:style-name="P7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4938997894088" text:continue-list="list24940339422254" text:style-name="WW8Num1">
        <text:list-item>
          <text:h text:style-name="P173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85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2">Описание требований будут опираться на стандарт ГОСТ 34.602-89.</text:span></text:p>
      <text:p text:style-name="P88">Все требования можно разделить на функциональные и нефункциональные.</text:p>
      <text:p text:style-name="P88">Функциональные требования определяют задачи, которая должна выполнять система. </text:p>
      <text:p text:style-name="P89">Нефункциональные требования <text:span text:style-name="T139">определяет свойства для нашей системы.</text:span></text:p>
      <text:p text:style-name="P90"><text:span text:style-name="T140">Функциональные т</text:span>ребования к системе следующие:</text:p>
      <text:list xml:id="list4705754684352914750" text:style-name="L11">
        <text:list-item>
          <text:p text:style-name="P216">Система должна<text:span text:style-name="T141"> определять</text:span> структуру <text:span text:style-name="T141">УМР для упрощения разработки.</text:span></text:p>
        </text:list-item>
        <text:list-item>
          <text:p text:style-name="P217">При создании УМР должны учитываться стандарты ФГОС 3+</text:p>
        </text:list-item>
        <text:list-item>
          <text:p text:style-name="P218">Система <text:span text:style-name="T141">должна сохранять УМР в формате </text:span><text:span text:style-name="T45">DOC (DOCX) </text:span><text:span text:style-name="T11">и в формате </text:span><text:span text:style-name="T45">HTML.</text:span></text:p>
        </text:list-item>
        <text:list-item>
          <text:p text:style-name="P204">Система должна <text:span text:style-name="T142">разрешать только автору редактировать свои УМР.</text:span></text:p>
        </text:list-item>
        <text:list-item>
          <text:p text:style-name="P205">Систем должна предоставлять отчеты по УМР.</text:p>
        </text:list-item>
        <text:list-item>
          <text:p text:style-name="P205">Система должна предоставлять пользователю план учебно-методической работы.</text:p>
        </text:list-item>
      </text:list>
      <text:p text:style-name="P80">Нефункциональные требования <text:span text:style-name="T139">к системе следующие:</text:span></text:p>
      <text:list xml:id="list3931845292777993369" text:style-name="L12">
        <text:list-item>
          <text:p text:style-name="P207">Система должна быть <text:span text:style-name="T42">w</text:span>eb-ориентированной, и реализована в виде клиент-серверного приложение.</text:p>
        </text:list-item>
        <text:list-item>
          <text:p text:style-name="P206">БД должна быть разработана для <text:span text:style-name="T42">MySQL.</text:span></text:p>
        </text:list-item>
        <text:list-item>
          <text:p text:style-name="P208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06">Система должна стабильно работать и обслуживать до 400 пользователей одновременно.</text:p>
        </text:list-item>
      </text:list>
      <text:p text:style-name="P79">Мы задокументировали требования, которые должен удовлетворят программный продукт.</text:p>
      <text:h text:style-name="P168" text:outline-level="2"/>
      <text:list xml:id="list24940597256202" text:continue-list="list24938997894088" text:style-name="WW8Num1">
        <text:list-item>
          <text:h text:style-name="P173" text:outline-level="2"><text:bookmark-start text:name="__RefHeading___Toc9042_1411236934"/>1.5 Выбор средств <text:span text:style-name="T143">разработки</text:span> <text:s text:c="2"/><text:bookmark-end text:name="__RefHeading___Toc9042_1411236934"/></text:h>
        </text:list-item>
      </text:list>
      <text:p text:style-name="P85">После того как мы сформировали и задокументировали требования, можно преступить к выбору средств разработки.</text:p>
      <text:p text:style-name="P91">Согласно перв<text:span text:style-name="T144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46">w</text:span><text:span text:style-name="T12">eb-ориентированной, и реализована в виде клиент-серверного приложение. </text:span>Исходя из этого, <text:span text:style-name="T144">ИС</text:span> будет <text:span text:style-name="T13">разработан</text:span><text:span text:style-name="T14">а в виде</text:span> <text:span text:style-name="T47">web-</text:span><text:span text:style-name="T13">приложение. Плюсами данного продукта будет являться:</text:span></text:p>
      <text:list xml:id="list8343048920190379741" text:style-name="L13">
        <text:list-item>
          <text:p text:style-name="P209">Требует одноразового установления и настройки на сервере.</text:p>
        </text:list-item>
        <text:list-item>
          <text:p text:style-name="P219"><text:span text:style-name="T1">Доступ к системе через браузер по сети </text:span><text:span text:style-name="T42">Internet</text:span><text:span text:style-name="T1">.</text:span></text:p>
        </text:list-item>
        <text:list-item>
          <text:p text:style-name="P209">Не требует установки на устройства.</text:p>
        </text:list-item>
        <text:list-item>
          <text:p text:style-name="P209">Изменения в системе вступают в силу для всех пользователей системы.</text:p>
        </text:list-item>
        <text:list-item>
          <text:p text:style-name="P210">При правильной настройке система адаптивна для любого размера экрана устройства.</text:p>
        </text:list-item>
        <text:list-item>
          <text:p text:style-name="P210">Система менее требовательно к ресурсам устройства.</text:p>
        </text:list-item>
      </text:list>
      <text:p text:style-name="P81">К минусам донного продукта можно отнести:</text:p>
      <text:list xml:id="list643850038299485393" text:style-name="L14">
        <text:list-item>
          <text:p text:style-name="P220"><text:span text:style-name="T1">Обязательное подключение к сети </text:span><text:span text:style-name="T42">Internet.</text:span></text:p>
        </text:list-item>
        <text:list-item>
          <text:p text:style-name="P211">В случае, если сервер будет не доступен, то и доступ к системе будет недоступен.</text:p>
        </text:list-item>
      </text:list>
      <text:p text:style-name="P92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82">Все скрипты можно разделить на клиентские и серверные. </text:p>
      <text:p text:style-name="P92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92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93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45">MySQL.</text:span></text:p>
      <text:p text:style-name="P93"/>
      <text:p text:style-name="P79"><text:soft-page-break/>Для развертывания локального сервера будет использован инструмент <text:span text:style-name="T42">XAMPP, </text:span>в причину того что он включает в себя такие модули как:</text:p>
      <text:list xml:id="list1609028813290353862" text:style-name="L15">
        <text:list-item>
          <text:p text:style-name="P221">Apache HTTP-сервер – <text:span text:style-name="T1">свободный веб-сервер.</text:span></text:p>
        </text:list-item>
        <text:list-item>
          <text:p text:style-name="P221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21">FileZilla - <text:span text:style-name="T146"><text:s/>свободный, многоязычный FTP-клиент с открытым исходным кодом для Microsoft Windows, Mac OS X и Linux. </text:span></text:p>
        </text:list-item>
        <text:list-item>
          <text:p text:style-name="P212">И другие.</text:p>
        </text:list-item>
      </text:list>
      <text:p text:style-name="P83">Данный инструмент позволяет включает в себя все необходимые приложения, требуемые при <text:span text:style-name="T42">web</text:span>-разработке. Инструмент позволит нам после установки сразу преступить к разработке <text:s text:c="2"/><text:span text:style-name="T42">web-</text:span>приложения. </text:p>
      <text:p text:style-name="P84">Написание кода <text:span text:style-name="T42">HTML </text:span>и <text:span text:style-name="T42">PHP </text:span>может вестись в любом текстовом редакторе, но предпочтение при выборе было на инструменте <text:span text:style-name="T42">Brackets. </text:span>Причина в том, что данный инструмент не требователен к ресурсам компьютера. <text:span text:style-name="T4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84">В данной подглаве мы определились с <text:span text:style-name="T147">выбором</text:span> средств разработки и можем преступить к непосредственной <text:span text:style-name="T147">работе над</text:span> <text:span text:style-name="T42">web-</text:span>приложени<text:span text:style-name="T147">ем</text:span>.</text:p>
      <text:list xml:id="list24940288123342" text:continue-list="list24940597256202" text:style-name="WW8Num1">
        <text:list-item>
          <text:h text:style-name="P180" text:outline-level="1"><text:bookmark-start text:name="__RefHeading___Toc8930_1411236934"/>2 <text:span text:style-name="T148">Специальный раздел</text:span><text:bookmark-end text:name="__RefHeading___Toc8930_1411236934"/></text:h>
        </text:list-item>
        <text:list-item>
          <text:h text:style-name="P169" text:outline-level="2"><text:bookmark-start text:name="__RefHeading___Toc9044_1411236934"/><text:span text:style-name="T148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9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96"><text:span text:style-name="T149">Преступим к разработке схем. </text:span>Первым делом необходимо разработать диаграмму <text:span text:style-name="T81">прецедентов, где мы отобразим основные действия в нашей системе (см. рис. 2.1).</text:span></text:p>
      <text:p text:style-name="P125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130">Рис. 2.1. Диаграмма <text:span text:style-name="T150">прецедентов</text:span></text:p>
      <text:p text:style-name="P97">В системе будет использоваться два вида пользователей:</text:p>
      <text:list xml:id="list6136473474946663363" text:style-name="L16">
        <text:list-item>
          <text:p text:style-name="P222">Преподаватель (с ограниченными возможностями);</text:p>
        </text:list-item>
        <text:list-item>
          <text:p text:style-name="P222">Администратор (с полными правами).</text:p>
        </text:list-item>
      </text:list>
      <text:p text:style-name="P105"><text:soft-page-break/>Краткое описание прецедентов описаны в таблице <text:span text:style-name="T151">2.1.</text:span></text:p>
      <text:p text:style-name="P94">Таблица <text:span text:style-name="T151">2.</text:span>1</text:p>
      <text:p text:style-name="P115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38">Авторизация в системе</text:p>
          </table:table-cell>
          <table:table-cell table:style-name="Таблица2.B2" office:value-type="string">
            <text:p text:style-name="P38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39">Создание УМ<text:span text:style-name="T152">Р</text:span></text:p>
          </table:table-cell>
          <table:table-cell table:style-name="Таблица2.B6" office:value-type="string">
            <text:p text:style-name="P39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39">Просмотр УМ<text:span text:style-name="T152">Р</text:span></text:p>
          </table:table-cell>
          <table:table-cell table:style-name="Таблица2.B6" office:value-type="string">
            <text:p text:style-name="P39">Просмотр УМ<text:span text:style-name="T153">Р,</text:span> сохраненных в БД</text:p>
          </table:table-cell>
        </table:table-row>
        <table:table-row>
          <table:table-cell table:style-name="Таблица2.A6" office:value-type="string">
            <text:p text:style-name="P38">Изменение УМР</text:p>
          </table:table-cell>
          <table:table-cell table:style-name="Таблица2.B6" office:value-type="string">
            <text:p text:style-name="P38">Изменение УМР,<text:span text:style-name="T154"> сохраненных в БД</text:span></text:p>
          </table:table-cell>
        </table:table-row>
        <table:table-row>
          <table:table-cell table:style-name="Таблица2.A6" office:value-type="string">
            <text:p text:style-name="P39">Скачивание УМ<text:span text:style-name="T152">Р</text:span></text:p>
          </table:table-cell>
          <table:table-cell table:style-name="Таблица2.B6" office:value-type="string">
            <text:p text:style-name="P39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39">Просмотр задач</text:p>
          </table:table-cell>
          <table:table-cell table:style-name="Таблица2.B7" office:value-type="string">
            <text:p text:style-name="P39">Просмотр задач, которые поставил <text:s/>администратор</text:p>
          </table:table-cell>
        </table:table-row>
        <table:table-row>
          <table:table-cell table:style-name="Таблица2.A8" office:value-type="string">
            <text:p text:style-name="P39">Определение задач</text:p>
          </table:table-cell>
          <table:table-cell table:style-name="Таблица2.B8" office:value-type="string">
            <text:p text:style-name="P39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39">Изменение задач</text:p>
          </table:table-cell>
          <table:table-cell table:style-name="Таблица2.B9" office:value-type="string">
            <text:p text:style-name="P39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39">Просмотр отчетов</text:p>
          </table:table-cell>
          <table:table-cell table:style-name="Таблица2.B10" office:value-type="string">
            <text:p text:style-name="P39">Просмотр успеваемости преподавателей</text:p>
          </table:table-cell>
        </table:table-row>
        <table:table-row>
          <table:table-cell table:style-name="Таблица2.A11" office:value-type="string">
            <text:p text:style-name="P39">Создание пользователей</text:p>
          </table:table-cell>
          <table:table-cell table:style-name="Таблица2.B11" office:value-type="string">
            <text:p text:style-name="P39">Создание учетной записи для преподавателя или администратора</text:p>
          </table:table-cell>
        </table:table-row>
        <table:table-row>
          <table:table-cell table:style-name="Таблица2.A12" office:value-type="string">
            <text:p text:style-name="P39">Изменение данных у пользователя</text:p>
          </table:table-cell>
          <table:table-cell table:style-name="Таблица2.B12" office:value-type="string">
            <text:p text:style-name="P39">Изменение данных учетной записи</text:p>
          </table:table-cell>
        </table:table-row>
        <table:table-row>
          <table:table-cell table:style-name="Таблица2.A13" office:value-type="string">
            <text:p text:style-name="P38">Удаление пользователя</text:p>
          </table:table-cell>
          <table:table-cell table:style-name="Таблица2.B13" office:value-type="string">
            <text:p text:style-name="P38">Удаление учетной записи</text:p>
          </table:table-cell>
        </table:table-row>
      </table:table>
      <text:p text:style-name="P105"/>
      <text:p text:style-name="P99">Разберем прецеденты подробнее в таблицах 2.2 — 2.1<text:span text:style-name="T30">3</text:span>.</text:p>
      <text:p text:style-name="P100">Таблица 2.2</text:p>
      <text:p text:style-name="P116">Прецедент «<text:span text:style-name="T15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0">Прецедент: <text:span text:style-name="T153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0">Идентификатор: <text:span text:style-name="T153">1</text:span></text:p>
          </table:table-cell>
        </table:table-row>
        <table:table-row>
          <table:table-cell table:style-name="Таблица6.A2" office:value-type="string">
            <text:p text:style-name="P40">Краткое описание: <text:span text:style-name="T153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40">Предусловие: </text:p>
            <text:p text:style-name="P41">1. Система открыта в браузере</text:p>
          </table:table-cell>
        </table:table-row>
        <table:table-row>
          <table:table-cell table:style-name="Таблица6.A2" office:value-type="string">
            <text:p text:style-name="P40">Основной поток: </text:p>
            <text:p text:style-name="P41">1. Прецедент начинается, когда <text:span text:style-name="T155">пользователь нажимает на кнопку в меню «Войти»</text:span></text:p>
            <text:p text:style-name="P42">2. Система <text:span text:style-name="T153">требует от пользователя ввести </text:span><text:span text:style-name="T48">E-mail </text:span><text:span text:style-name="T16">и пароль</text:span></text:p>
            <text:p text:style-name="P136">3. Пользователь вводит данные и нажимает кнопку «Вход»</text:p>
          </table:table-cell>
        </table:table-row>
        <table:table-row>
          <table:table-cell table:style-name="Таблица6.A2" office:value-type="string">
            <text:p text:style-name="P40">Постусловие: <text:span text:style-name="T156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40">Альтернативные потоки: </text:p>
            <text:p text:style-name="P42">1. Если пользователь ввел не верные данные, то система сообщит об ошибке</text:p>
            <text:p text:style-name="P43">2. Если пользователь нажмет кнопку «Отмена», то он вернется на гостевую страницу</text:p>
          </table:table-cell>
        </table:table-row>
      </table:table>
      <text:p text:style-name="P117"/>
      <text:p text:style-name="P117"/>
      <text:p text:style-name="P117"><text:soft-page-break/>Таблица 2.3</text:p>
      <text:p text:style-name="P116">Прецедент «Создание УМ<text:span text:style-name="T15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Прецедент: <text:span text:style-name="T155">Создание УМР</text:span></text:p>
          </table:table-cell>
        </table:table-row>
        <table:table-row>
          <table:table-cell table:style-name="Таблица8.A2" office:value-type="string">
            <text:p text:style-name="P40">Идентификатор: <text:span text:style-name="T155">2</text:span></text:p>
          </table:table-cell>
        </table:table-row>
        <table:table-row>
          <table:table-cell table:style-name="Таблица8.A2" office:value-type="string">
            <text:p text:style-name="P40">Краткое описание: <text:span text:style-name="T154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40">Предусловие: </text:p>
            <text:p text:style-name="P41">1. Система открыта в браузере</text:p>
            <text:p text:style-name="P41">2. Пользователь авторизован</text:p>
          </table:table-cell>
        </table:table-row>
        <table:table-row>
          <table:table-cell table:style-name="Таблица8.A2" office:value-type="string">
            <text:p text:style-name="P40">Основной поток: </text:p>
            <text:p text:style-name="P41">1. Прецедент начинается, когда <text:span text:style-name="T155">пользователь нажимает на пункт меню «Создать УМР»</text:span></text:p>
            <text:p text:style-name="P137">2. <text:span text:style-name="T167">Пользователь выбирает тип УМР</text:span></text:p>
            <text:p text:style-name="P137"><text:span text:style-name="T167">3. </text:span>Система предоставляет <text:span text:style-name="T167">форму</text:span> для <text:span text:style-name="T167">заполнения</text:span></text:p>
            <text:p text:style-name="P144">4. Пользователь заполняет данные и сохраняет их</text:p>
          </table:table-cell>
        </table:table-row>
        <table:table-row>
          <table:table-cell table:style-name="Таблица8.A2" office:value-type="string">
            <text:p text:style-name="P145">Постусловие: </text:p>
            <text:p text:style-name="P145"><text:span text:style-name="T167">1. УМР создана</text:span></text:p>
          </table:table-cell>
        </table:table-row>
        <table:table-row>
          <table:table-cell table:style-name="Таблица8.A2" office:value-type="string">
            <text:p text:style-name="P40">Альтернативные потоки: </text:p>
            <text:p text:style-name="P42">1. Если пользователь не авторизован, то <text:span text:style-name="T169">он</text:span> попадает на гостевую страницу</text:p>
            <text:p text:style-name="P42">2. <text:span text:style-name="T167">Если заполнены не все обязательные поля, то система сообщит об ошибке</text:span></text:p>
          </table:table-cell>
        </table:table-row>
      </table:table>
      <text:p text:style-name="P98"/>
      <text:p text:style-name="P101">Таблица 2.4</text:p>
      <text:p text:style-name="P116">Прецедент «<text:span text:style-name="T15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0">Прецедент: <text:span text:style-name="T154">Просмотр УМР</text:span></text:p>
          </table:table-cell>
        </table:table-row>
        <table:table-row>
          <table:table-cell table:style-name="Таблица12.A2" office:value-type="string">
            <text:p text:style-name="P40">Идентификатор: <text:span text:style-name="T157">3</text:span></text:p>
          </table:table-cell>
        </table:table-row>
        <table:table-row>
          <table:table-cell table:style-name="Таблица12.A2" office:value-type="string">
            <text:p text:style-name="P40">Краткое описание: <text:span text:style-name="T154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40">Предусловие: </text:p>
            <text:p text:style-name="P41">1. Система открыта в браузере</text:p>
            <text:p text:style-name="P41">2. Пользователь авторизован</text:p>
          </table:table-cell>
        </table:table-row>
        <table:table-row>
          <table:table-cell table:style-name="Таблица12.A2" office:value-type="string">
            <text:p text:style-name="P40">Основной поток: </text:p>
            <text:p text:style-name="P41">1. Прецедент начинается, когда <text:span text:style-name="T155">пользователь нажимает на пункт меню «Просмотр УМР»</text:span></text:p>
            <text:p text:style-name="P138">2. <text:span text:style-name="T167">Система отображает список УМР</text:span></text:p>
            <text:p text:style-name="P138"><text:span text:style-name="T167"><text:s text:c="2"/>2.1 Преподавателю видны только те УМР, автором которых он является</text:span></text:p>
            <text:p text:style-name="P138"><text:s text:c="2"/><text:span text:style-name="T168">2.2 Администраторам виден весь список УМР</text:span></text:p>
            <text:p text:style-name="P144">3. Пользователь открывает УМР</text:p>
            <text:p text:style-name="P144">4. Система отображает УМР</text:p>
          </table:table-cell>
        </table:table-row>
        <table:table-row>
          <table:table-cell table:style-name="Таблица12.A2" office:value-type="string">
            <text:p text:style-name="P40">Постусловие: <text:span text:style-name="T155">нет</text:span></text:p>
          </table:table-cell>
        </table:table-row>
        <table:table-row>
          <table:table-cell table:style-name="Таблица12.A2" office:value-type="string">
            <text:p text:style-name="P40">Альтернативные потоки: </text:p>
            <text:p text:style-name="P42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01"/>
      <text:p text:style-name="P101"><text:soft-page-break/>Таблица 2.5</text:p>
      <text:p text:style-name="P116">Прецедент «<text:span text:style-name="T15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47">Прецедент: <text:span text:style-name="T168">Изменение УМР</text:span></text:p>
          </table:table-cell>
        </table:table-row>
        <table:table-row>
          <table:table-cell table:style-name="Таблица10.A2" office:value-type="string">
            <text:p text:style-name="P147">Идентификатор: <text:span text:style-name="T168">4</text:span></text:p>
          </table:table-cell>
        </table:table-row>
        <table:table-row>
          <table:table-cell table:style-name="Таблица10.A2" office:value-type="string">
            <text:p text:style-name="P147">Краткое описание: <text:span text:style-name="T153">Изменение УМР, сохраненных в БД</text:span></text:p>
          </table:table-cell>
        </table:table-row>
        <table:table-row>
          <table:table-cell table:style-name="Таблица10.A2" office:value-type="string">
            <text:p text:style-name="P147">Главные актеры: Преподаватель</text:p>
          </table:table-cell>
        </table:table-row>
        <table:table-row>
          <table:table-cell table:style-name="Таблица10.A2" office:value-type="string">
            <text:p text:style-name="P147">Второстепенные актеры: Администратор</text:p>
          </table:table-cell>
        </table:table-row>
        <table:table-row>
          <table:table-cell table:style-name="Таблица10.A2" office:value-type="string">
            <text:p text:style-name="P147">Предусловие: </text:p>
            <text:p text:style-name="P152">1. Система открыта в браузере</text:p>
            <text:p text:style-name="P152">2. Пользователь авторизован</text:p>
            <text:p text:style-name="P165">3. Система отображает УМР</text:p>
          </table:table-cell>
        </table:table-row>
        <table:table-row>
          <table:table-cell table:style-name="Таблица10.A2" office:value-type="string">
            <text:p text:style-name="P147">Основной поток: </text:p>
            <text:p text:style-name="P152">1. Прецедент начинается, когда <text:span text:style-name="T155">пользователь начинает изменять данные УМР</text:span></text:p>
            <text:p text:style-name="P138">2. <text:span text:style-name="T168">Пользователь сохраняет изменения</text:span></text:p>
          </table:table-cell>
        </table:table-row>
        <table:table-row>
          <table:table-cell table:style-name="Таблица10.A2" office:value-type="string">
            <text:p text:style-name="P147">Постусловие: </text:p>
            <text:p text:style-name="P147"><text:span text:style-name="T167">1. УМР обновлена</text:span></text:p>
          </table:table-cell>
        </table:table-row>
        <table:table-row>
          <table:table-cell table:style-name="Таблица10.A2" office:value-type="string">
            <text:p text:style-name="P147">Альтернативные потоки: </text:p>
            <text:p text:style-name="P138">1. Если пользователь не авторизован, то <text:span text:style-name="T169">он</text:span> попадает на гостевую страницу</text:p>
            <text:p text:style-name="P159">2. Если обязательные поля пусты, то система сообщит об ошибке</text:p>
          </table:table-cell>
        </table:table-row>
      </table:table>
      <text:p text:style-name="P231"/>
      <text:p text:style-name="P231">Таблица 2.6</text:p>
      <text:p text:style-name="P255">Прецедент «<text:span text:style-name="T15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47">Прецедент: <text:span text:style-name="T154">Скачивание УМР</text:span></text:p>
          </table:table-cell>
        </table:table-row>
        <table:table-row>
          <table:table-cell table:style-name="Таблица13.A2" office:value-type="string">
            <text:p text:style-name="P147">Идентификатор: <text:span text:style-name="T168">5</text:span></text:p>
          </table:table-cell>
        </table:table-row>
        <table:table-row>
          <table:table-cell table:style-name="Таблица13.A2" office:value-type="string">
            <text:p text:style-name="P147">Краткое описание: <text:span text:style-name="T153">Изменение УМР, сохраненных в БД</text:span></text:p>
          </table:table-cell>
        </table:table-row>
        <table:table-row>
          <table:table-cell table:style-name="Таблица13.A2" office:value-type="string">
            <text:p text:style-name="P147">Главные актеры: Преподаватель</text:p>
          </table:table-cell>
        </table:table-row>
        <table:table-row>
          <table:table-cell table:style-name="Таблица13.A2" office:value-type="string">
            <text:p text:style-name="P147">Второстепенные актеры: Администратор</text:p>
          </table:table-cell>
        </table:table-row>
        <table:table-row>
          <table:table-cell table:style-name="Таблица13.A2" office:value-type="string">
            <text:p text:style-name="P147">Предусловие: </text:p>
            <text:p text:style-name="P152">1. Система открыта в браузере</text:p>
            <text:p text:style-name="P152">2. Пользователь авторизован</text:p>
            <text:p text:style-name="P167">3. <text:span text:style-name="T167">Система отображает УМР</text:span></text:p>
          </table:table-cell>
        </table:table-row>
        <table:table-row>
          <table:table-cell table:style-name="Таблица13.A2" office:value-type="string">
            <text:p text:style-name="P147">Основной поток: </text:p>
            <text:p text:style-name="P152">1. Прецедент начинается, когда <text:span text:style-name="T155">пользователь нажимает кнопку скачать УМР</text:span></text:p>
            <text:p text:style-name="P167">2. <text:span text:style-name="T167">Система формирует файл УМР</text:span></text:p>
            <text:p text:style-name="P167">3. <text:span text:style-name="T168">Система дает возможность сохранения файла УМР</text:span></text:p>
          </table:table-cell>
        </table:table-row>
        <table:table-row>
          <table:table-cell table:style-name="Таблица13.A2" office:value-type="string">
            <text:p text:style-name="P147">Постусловие: <text:span text:style-name="T175">нет</text:span></text:p>
          </table:table-cell>
        </table:table-row>
        <table:table-row>
          <table:table-cell table:style-name="Таблица13.A2" office:value-type="string">
            <text:p text:style-name="P147">Альтернативные потоки: </text:p>
            <text:p text:style-name="P138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255"/>
      <text:p text:style-name="P255"/>
      <text:p text:style-name="P255"/>
      <text:p text:style-name="P101"><text:soft-page-break/>Таблица 2.7</text:p>
      <text:p text:style-name="P118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0">Прецедент: Просмотр задач</text:p>
          </table:table-cell>
        </table:table-row>
        <table:table-row>
          <table:table-cell table:style-name="Таблица7.A2" office:value-type="string">
            <text:p text:style-name="P40">Идентификатор: <text:span text:style-name="T153">6</text:span></text:p>
          </table:table-cell>
        </table:table-row>
        <table:table-row>
          <table:table-cell table:style-name="Таблица7.A2" office:value-type="string">
            <text:p text:style-name="P40">Краткое описание: <text:span text:style-name="T154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40">Предусловие: </text:p>
            <text:p text:style-name="P41">1. Система открыта в браузере</text:p>
            <text:p text:style-name="P41">2. Пользователь авторизован</text:p>
          </table:table-cell>
        </table:table-row>
        <table:table-row>
          <table:table-cell table:style-name="Таблица7.A2" office:value-type="string">
            <text:p text:style-name="P40">Основной поток: </text:p>
            <text:p text:style-name="P41">1. Прецедент начинается, когда <text:span text:style-name="T155">пользователь нажимает на пункт меню «Задачи»</text:span></text:p>
            <text:p text:style-name="P42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2" office:value-type="string">
            <text:p text:style-name="P40">Постусловие: <text:span text:style-name="T155">нет</text:span></text:p>
          </table:table-cell>
        </table:table-row>
        <table:table-row>
          <table:table-cell table:style-name="Таблица7.A2" office:value-type="string">
            <text:p text:style-name="P40">Альтернативные потоки: </text:p>
            <text:p text:style-name="P42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18"/>
      <text:p text:style-name="P232">Таблица 2.<text:span text:style-name="T169">8</text:span></text:p>
      <text:p text:style-name="P258">Прецедент «<text:span text:style-name="T15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148">Прецедент: <text:s/><text:span text:style-name="T154">Определение задач</text:span></text:p>
          </table:table-cell>
        </table:table-row>
        <table:table-row>
          <table:table-cell table:style-name="Таблица16.A2" office:value-type="string">
            <text:p text:style-name="P148">Идентификатор: <text:span text:style-name="T169">7</text:span></text:p>
          </table:table-cell>
        </table:table-row>
        <table:table-row>
          <table:table-cell table:style-name="Таблица16.A2" office:value-type="string">
            <text:p text:style-name="P148">Краткое описание: <text:span text:style-name="T154">Определение задач для преподавателей</text:span></text:p>
          </table:table-cell>
        </table:table-row>
        <table:table-row>
          <table:table-cell table:style-name="Таблица16.A2" office:value-type="string">
            <text:p text:style-name="P148">Главные актеры: Администратор</text:p>
          </table:table-cell>
        </table:table-row>
        <table:table-row>
          <table:table-cell table:style-name="Таблица16.A2" office:value-type="string">
            <text:p text:style-name="P148">Второстепенные актеры: <text:span text:style-name="T169">нет</text:span></text:p>
          </table:table-cell>
        </table:table-row>
        <table:table-row>
          <table:table-cell table:style-name="Таблица16.A2" office:value-type="string">
            <text:p text:style-name="P148">Предусловие: </text:p>
            <text:p text:style-name="P153">1. Система открыта в браузере</text:p>
            <text:p text:style-name="P153">2. <text:span text:style-name="T170">Администратор</text:span> авторизован</text:p>
          </table:table-cell>
        </table:table-row>
        <table:table-row>
          <table:table-cell table:style-name="Таблица16.A2" office:value-type="string">
            <text:p text:style-name="P148">Основной поток: </text:p>
            <text:p text:style-name="P153">1. Прецедент начинается, когда <text:span text:style-name="T169">администратор нажимает на пункт меню «Задачи -</text:span><text:span text:style-name="T56"> </text:span><text:span text:style-name="T26">Определить</text:span><text:span text:style-name="T155">»</text:span></text:p>
            <text:p text:style-name="P139">2. Система предоставляет <text:span text:style-name="T169">форму для заполнения задачами</text:span></text:p>
            <text:p text:style-name="P139"><text:span text:style-name="T169">3. Администратор заполняет данные и сохраняет их</text:span></text:p>
          </table:table-cell>
        </table:table-row>
        <table:table-row>
          <table:table-cell table:style-name="Таблица16.A2" office:value-type="string">
            <text:p text:style-name="P148">Постусловие:</text:p>
            <text:p text:style-name="P161">1. Задача создана</text:p>
          </table:table-cell>
        </table:table-row>
        <table:table-row>
          <table:table-cell table:style-name="Таблица16.A2" office:value-type="string">
            <text:p text:style-name="P148">Альтернативные потоки: </text:p>
            <text:p text:style-name="P139">1. Если пользователь не авторизован, то <text:span text:style-name="T169">он</text:span> попадает на гостевую страницу</text:p>
            <text:p text:style-name="P160">2. Если <text:span text:style-name="T169">администратор</text:span> нажмет кнопку «Отмена», то он вернется на <text:span text:style-name="T169">главную</text:span> страницу</text:p>
          </table:table-cell>
        </table:table-row>
      </table:table>
      <text:p text:style-name="P233"/>
      <text:p text:style-name="P233"/>
      <text:p text:style-name="P233"/>
      <text:p text:style-name="P233"/>
      <text:p text:style-name="P233"><text:soft-page-break/>Таблица 2.<text:span text:style-name="T27">9</text:span></text:p>
      <text:p text:style-name="P259">Прецедент «<text:span text:style-name="T15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149">Прецедент: <text:span text:style-name="T154">Изменение задач</text:span></text:p>
          </table:table-cell>
        </table:table-row>
        <table:table-row>
          <table:table-cell table:style-name="Таблица17.A2" office:value-type="string">
            <text:p text:style-name="P149">Идентификатор: <text:span text:style-name="T171">8</text:span></text:p>
          </table:table-cell>
        </table:table-row>
        <table:table-row>
          <table:table-cell table:style-name="Таблица17.A2" office:value-type="string">
            <text:p text:style-name="P150">Краткое описание: <text:span text:style-name="T154">Переопределение задач для преподавателя</text:span></text:p>
          </table:table-cell>
        </table:table-row>
        <table:table-row>
          <table:table-cell table:style-name="Таблица17.A2" office:value-type="string">
            <text:p text:style-name="P150">Главные актеры: Администратор</text:p>
          </table:table-cell>
        </table:table-row>
        <table:table-row>
          <table:table-cell table:style-name="Таблица17.A2" office:value-type="string">
            <text:p text:style-name="P149">Второстепенные актеры: <text:span text:style-name="T171">нет</text:span></text:p>
          </table:table-cell>
        </table:table-row>
        <table:table-row>
          <table:table-cell table:style-name="Таблица17.A2" office:value-type="string">
            <text:p text:style-name="P149">Предусловие: </text:p>
            <text:p text:style-name="P154">1. Система открыта в браузере</text:p>
            <text:p text:style-name="P156">2. <text:span text:style-name="T170">Администратор</text:span> авторизован</text:p>
          </table:table-cell>
        </table:table-row>
        <table:table-row>
          <table:table-cell table:style-name="Таблица17.A2" office:value-type="string">
            <text:p text:style-name="P149">Основной поток: </text:p>
            <text:p text:style-name="P154">1. Прецедент начинается, когда <text:span text:style-name="T172">администратор нажимает на пункт меню «Задачи — </text:span><text:span text:style-name="T27">Список </text:span><text:span text:style-name="T28">задач</text:span><text:span text:style-name="T155">»</text:span></text:p>
            <text:p text:style-name="P140">2. Система предоставляет <text:span text:style-name="T171">список</text:span> задач пользовател<text:span text:style-name="T171">ей</text:span></text:p>
            <text:p text:style-name="P162">3. Администратор открывает задачу</text:p>
            <text:p text:style-name="P162">4. Система отображает задачу</text:p>
            <text:p text:style-name="P162">5. Администратор изменяет данные и сохраняет их</text:p>
          </table:table-cell>
        </table:table-row>
        <table:table-row>
          <table:table-cell table:style-name="Таблица17.A2" office:value-type="string">
            <text:p text:style-name="P150">Постусловие: </text:p>
            <text:p text:style-name="P150"><text:span text:style-name="T171">1. Задача обновлена</text:span></text:p>
          </table:table-cell>
        </table:table-row>
        <table:table-row>
          <table:table-cell table:style-name="Таблица17.A2" office:value-type="string">
            <text:p text:style-name="P149">Альтернативные потоки: </text:p>
            <text:p text:style-name="P140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234"/>
      <text:p text:style-name="P234">Таблица 2.<text:span text:style-name="T29">10</text:span></text:p>
      <text:p text:style-name="P260">Прецедент «<text:span text:style-name="T154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51">Прецедент: <text:span text:style-name="T154">Просмотр отчетов</text:span></text:p>
          </table:table-cell>
        </table:table-row>
        <table:table-row>
          <table:table-cell table:style-name="Таблица22.A2" office:value-type="string">
            <text:p text:style-name="P150">Идентификатор: <text:span text:style-name="T172">9</text:span></text:p>
          </table:table-cell>
        </table:table-row>
        <table:table-row>
          <table:table-cell table:style-name="Таблица22.A2" office:value-type="string">
            <text:p text:style-name="P151">Краткое описание: <text:span text:style-name="T154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150">Главные актеры: Администратор</text:p>
          </table:table-cell>
        </table:table-row>
        <table:table-row>
          <table:table-cell table:style-name="Таблица22.A2" office:value-type="string">
            <text:p text:style-name="P150">Второстепенные актеры: <text:span text:style-name="T171">нет</text:span></text:p>
          </table:table-cell>
        </table:table-row>
        <table:table-row>
          <table:table-cell table:style-name="Таблица22.A2" office:value-type="string">
            <text:p text:style-name="P150">Предусловие: </text:p>
            <text:p text:style-name="P155">1. Система открыта в браузере</text:p>
            <text:p text:style-name="P156">2. <text:span text:style-name="T170">Администратор</text:span> авторизован</text:p>
          </table:table-cell>
        </table:table-row>
        <table:table-row>
          <table:table-cell table:style-name="Таблица22.A2" office:value-type="string">
            <text:p text:style-name="P150">Основной поток: </text:p>
            <text:p text:style-name="P155">1. Прецедент начинается, когда <text:span text:style-name="T172">администратор нажимает на пункт меню «</text:span><text:span text:style-name="T30">Отчеты</text:span><text:span text:style-name="T172">» и выбирает тип отчета</text:span></text:p>
            <text:p text:style-name="P141">2. Система <text:span text:style-name="T172">предоставляет форму дополнительных параметров</text:span></text:p>
            <text:p text:style-name="P162">3. Администратор <text:span text:style-name="T172">заполняет данные и запускает отчет</text:span></text:p>
            <text:p text:style-name="P162">4. Система отображает <text:span text:style-name="T172">результат отчета</text:span></text:p>
          </table:table-cell>
        </table:table-row>
        <table:table-row>
          <table:table-cell table:style-name="Таблица22.A2" office:value-type="string">
            <text:p text:style-name="P150">Постусловие: <text:span text:style-name="T172">нет</text:span></text:p>
          </table:table-cell>
        </table:table-row>
        <table:table-row>
          <table:table-cell table:style-name="Таблица22.A2" office:value-type="string">
            <text:p text:style-name="P150">Альтернативные потоки: </text:p>
            <text:p text:style-name="P141">1. Если пользователь не авторизован, то <text:span text:style-name="T169">он</text:span> попадает на гостевую страницу</text:p>
            <text:p text:style-name="P164">2. Если <text:span text:style-name="T168">обязательные поля пусты, то система сообщит об ошибке</text:span></text:p>
          </table:table-cell>
        </table:table-row>
      </table:table>
      <text:p text:style-name="P235"><text:soft-page-break/>Таблица 2.<text:span text:style-name="T29">1</text:span><text:span text:style-name="T30">1</text:span></text:p>
      <text:p text:style-name="P260">Прецедент «<text:span text:style-name="T154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51">Прецедент: <text:span text:style-name="T154">Создание пользователей</text:span></text:p>
          </table:table-cell>
        </table:table-row>
        <table:table-row>
          <table:table-cell table:style-name="Таблица19.A2" office:value-type="string">
            <text:p text:style-name="P151">Идентификатор: <text:span text:style-name="T172">10</text:span></text:p>
          </table:table-cell>
        </table:table-row>
        <table:table-row>
          <table:table-cell table:style-name="Таблица19.A2" office:value-type="string">
            <text:p text:style-name="P151">Краткое описание: <text:span text:style-name="T15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2" office:value-type="string">
            <text:p text:style-name="P151">Главные актеры: Администратор</text:p>
          </table:table-cell>
        </table:table-row>
        <table:table-row>
          <table:table-cell table:style-name="Таблица19.A2" office:value-type="string">
            <text:p text:style-name="P151">Второстепенные актеры: <text:span text:style-name="T171">нет</text:span></text:p>
          </table:table-cell>
        </table:table-row>
        <table:table-row>
          <table:table-cell table:style-name="Таблица19.A2" office:value-type="string">
            <text:p text:style-name="P151">Предусловие: </text:p>
            <text:p text:style-name="P156">1. Система открыта в браузере</text:p>
            <text:p text:style-name="P156">2. <text:span text:style-name="T170">Администратор</text:span> авторизован</text:p>
          </table:table-cell>
        </table:table-row>
        <table:table-row>
          <table:table-cell table:style-name="Таблица19.A2" office:value-type="string">
            <text:p text:style-name="P151">Основной поток: </text:p>
            <text:p text:style-name="P156">1. Прецедент начинается, когда <text:span text:style-name="T172">администратор нажимает на пункт меню «Управление — </text:span><text:span text:style-name="T30">Создать </text:span><text:span text:style-name="T31">пользователя</text:span><text:span text:style-name="T172">»</text:span></text:p>
            <text:p text:style-name="P142">2. Система предоставляет <text:span text:style-name="T173">форму для создания пользователя</text:span></text:p>
            <text:p text:style-name="P163">3. Администратор <text:span text:style-name="T173">заполняет данные и создает пользователя</text:span></text:p>
          </table:table-cell>
        </table:table-row>
        <table:table-row>
          <table:table-cell table:style-name="Таблица19.A2" office:value-type="string">
            <text:p text:style-name="P151">Постусловие: </text:p>
            <text:p text:style-name="P151"><text:span text:style-name="T171">1. Пользователь создан</text:span></text:p>
            <text:p text:style-name="P165">2. Система сообщает об успешном создании пользователя</text:p>
          </table:table-cell>
        </table:table-row>
        <table:table-row>
          <table:table-cell table:style-name="Таблица19.A2" office:value-type="string">
            <text:p text:style-name="P151">Альтернативные потоки: </text:p>
            <text:p text:style-name="P142">1. Если пользователь не авторизован, то <text:span text:style-name="T169">он</text:span> попадает на гостевую страницу</text:p>
            <text:p text:style-name="P165">2. <text:span text:style-name="T174">Если администратор нажмет кнопку «</text:span>Вернуться<text:span text:style-name="T174">», то он вернется на главную страницу</text:span></text:p>
            <text:p text:style-name="P165">3. <text:span text:style-name="T172">Если обязательные поля пусты, то система сообщит об ошибке</text:span></text:p>
            <text:p text:style-name="P165">4. Если пользователь с введенным <text:span text:style-name="T4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35"/>
      <text:p text:style-name="P235">Таблица 2.<text:span text:style-name="T29">1</text:span><text:span text:style-name="T30">2</text:span></text:p>
      <text:p text:style-name="P260">Прецедент «<text:span text:style-name="T154">Изменение данных у пользователя</text:span>» 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51">Прецедент: <text:span text:style-name="T154">Изменение данных у пользователя</text:span></text:p>
          </table:table-cell>
        </table:table-row>
        <table:table-row>
          <table:table-cell table:style-name="Таблица20.A2" office:value-type="string">
            <text:p text:style-name="P151">Идентификатор: <text:span text:style-name="T172">11</text:span></text:p>
          </table:table-cell>
        </table:table-row>
        <table:table-row>
          <table:table-cell table:style-name="Таблица20.A2" office:value-type="string">
            <text:p text:style-name="P151">Краткое описание: <text:span text:style-name="T154">Изменение данных учетной записи</text:span></text:p>
          </table:table-cell>
        </table:table-row>
      </table:table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51">Главные актеры: Администратор</text:p>
          </table:table-cell>
        </table:table-row>
        <table:table-row>
          <table:table-cell table:style-name="Таблица23.A2" office:value-type="string">
            <text:p text:style-name="P151">Второстепенные актеры: <text:span text:style-name="T171">нет</text:span></text:p>
          </table:table-cell>
        </table:table-row>
        <table:table-row>
          <table:table-cell table:style-name="Таблица23.A2" office:value-type="string">
            <text:p text:style-name="P151">Предусловие: </text:p>
            <text:p text:style-name="P156">1. Система открыта в браузере</text:p>
            <text:p text:style-name="P156">2. <text:span text:style-name="T170">Администратор</text:span> авторизован</text:p>
          </table:table-cell>
        </table:table-row>
        <table:table-row>
          <table:table-cell table:style-name="Таблица23.A2" office:value-type="string">
            <text:p text:style-name="P151">Основной поток: </text:p>
            <text:p text:style-name="P157">1. Прецедент начинается, когда <text:span text:style-name="T172">администратор нажимает на пункт меню «Управление — Список</text:span><text:span text:style-name="T30"> </text:span><text:span text:style-name="T31">пользователей</text:span><text:span text:style-name="T172">»</text:span></text:p>
            <text:p text:style-name="P142">2. Система предоставляет <text:span text:style-name="T171">список</text:span> пользовател<text:span text:style-name="T171">ей</text:span></text:p>
            <text:p text:style-name="P163">3. Администратор открывает <text:span text:style-name="T176">пользователя</text:span></text:p>
            <text:p text:style-name="P163">4. Система отображает <text:span text:style-name="T176">форму пользователя</text:span></text:p>
            <text:p text:style-name="P163">5. Администратор изменяет данные и сохраняет их</text:p>
          </table:table-cell>
        </table:table-row>
      </table:table>
      <text:p text:style-name="P236"><text:soft-page-break/><text:span text:style-name="T32">Продолжение т</text:span>аблиц<text:span text:style-name="T32">ы</text:span> 2.<text:span text:style-name="T29">1</text:span><text:span text:style-name="T30">2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151">Постусловие: </text:p>
            <text:p text:style-name="P151"><text:span text:style-name="T171">1. Информация о пользователе обновлена</text:span></text:p>
          </table:table-cell>
        </table:table-row>
        <table:table-row>
          <table:table-cell table:style-name="Таблица14.A2" office:value-type="string">
            <text:p text:style-name="P151">Альтернативные потоки: </text:p>
            <text:p text:style-name="P142">1. Если пользователь не авторизован, то <text:span text:style-name="T169">он</text:span> попадает на гостевую страницу</text:p>
            <text:p text:style-name="P166">2. <text:span text:style-name="T174">Если администратор нажмет кнопку «</text:span>Вернуться<text:span text:style-name="T174">», то он вернется на главную страницу</text:span></text:p>
            <text:p text:style-name="P166">3. <text:span text:style-name="T172">Если обязательные поля пусты, то система сообщит об ошибке</text:span></text:p>
            <text:p text:style-name="P166">4. Если пользователь с введенным <text:span text:style-name="T4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60"/>
      <text:p text:style-name="P235">Таблица 2.<text:span text:style-name="T29">1</text:span><text:span text:style-name="T30">3</text:span></text:p>
      <text:p text:style-name="P260">Прецедент «<text:span text:style-name="T153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51">Прецедент: <text:span text:style-name="T153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151">Идентификатор: <text:span text:style-name="T172">12</text:span></text:p>
          </table:table-cell>
        </table:table-row>
        <table:table-row>
          <table:table-cell table:style-name="Таблица21.A2" office:value-type="string">
            <text:p text:style-name="P151">Краткое описание: <text:span text:style-name="T153">Удаление учетной записи</text:span></text:p>
          </table:table-cell>
        </table:table-row>
        <table:table-row>
          <table:table-cell table:style-name="Таблица21.A2" office:value-type="string">
            <text:p text:style-name="P151">Главные актеры: Администратор</text:p>
          </table:table-cell>
        </table:table-row>
        <table:table-row>
          <table:table-cell table:style-name="Таблица21.A2" office:value-type="string">
            <text:p text:style-name="P151">Второстепенные актеры: <text:span text:style-name="T171">нет</text:span></text:p>
          </table:table-cell>
        </table:table-row>
        <table:table-row>
          <table:table-cell table:style-name="Таблица21.A2" office:value-type="string">
            <text:p text:style-name="P151">Предусловие: </text:p>
            <text:p text:style-name="P156">1. Система открыта в браузере</text:p>
            <text:p text:style-name="P156">2. <text:span text:style-name="T170">Администратор</text:span> авторизован</text:p>
          </table:table-cell>
        </table:table-row>
        <table:table-row>
          <table:table-cell table:style-name="Таблица21.A2" office:value-type="string">
            <text:p text:style-name="P151">Основной поток: </text:p>
            <text:p text:style-name="P158">1. Прецедент начинается, когда <text:span text:style-name="T172">администратор нажимает на пункт меню «Управление — Список</text:span><text:span text:style-name="T30"> </text:span><text:span text:style-name="T31">пользователей</text:span><text:span text:style-name="T172">»</text:span></text:p>
            <text:p text:style-name="P143">2. Система предоставляет <text:span text:style-name="T171">список</text:span> пользовател<text:span text:style-name="T171">ей</text:span></text:p>
            <text:p text:style-name="P163">3. Администратор <text:span text:style-name="T176">удаляет пользователя</text:span></text:p>
          </table:table-cell>
        </table:table-row>
        <table:table-row>
          <table:table-cell table:style-name="Таблица21.A2" office:value-type="string">
            <text:p text:style-name="P151">Постусловие: </text:p>
            <text:p text:style-name="P151"><text:span text:style-name="T171">1. Учетная запись удалена</text:span></text:p>
          </table:table-cell>
        </table:table-row>
        <table:table-row>
          <table:table-cell table:style-name="Таблица21.A2" office:value-type="string">
            <text:p text:style-name="P151">Альтернативные потоки: </text:p>
            <text:p text:style-name="P142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260"/>
      <text:p text:style-name="P213">Мы рассмотрели диаграмму прецедентов. <text:s/></text:p>
      <text:list xml:id="list24939740728495" text:continue-list="list24940288123342" text:style-name="WW8Num1">
        <text:list-item>
          <text:h text:style-name="P175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102">Структура БД разрабатывалась в инструменте <text:span text:style-name="T42">MySQL Workbench 6.3 CE.</text:span></text:p>
      <text:list xml:id="list24939885754204" text:continue-numbering="true" text:style-name="WW8Num1">
        <text:list-item>
          <text:h text:style-name="P174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68" text:outline-level="2"/>
      <text:list xml:id="list24940664197238" text:continue-numbering="true" text:style-name="WW8Num1">
        <text:list-item>
          <text:h text:style-name="P174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74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77" text:outline-level="1"/>
      <text:list xml:id="list24939639814806" text:continue-numbering="true" text:style-name="WW8Num1">
        <text:list-item>
          <text:h text:style-name="P181" text:outline-level="1"><text:bookmark-start text:name="__RefHeading___Toc8932_1411236934"/><text:span text:style-name="T158">3 </text:span>Безопасность жизнедеятельности<text:bookmark-end text:name="__RefHeading___Toc8932_1411236934"/></text:h>
        </text:list-item>
        <text:list-item>
          <text:h text:style-name="P170" text:outline-level="2"><text:bookmark-start text:name="__RefHeading___Toc1562_509963778"/><text:span text:style-name="T15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04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04">Отказы технических систем.</text:p>
      <text:p text:style-name="P104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04">Отказы случаются: </text:p>
      <text:list xml:id="list4494081622891954434" text:style-name="L17">
        <text:list-item>
          <text:p text:style-name="P22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24">необратимыми, когда потребуется подмена покоробленных элементов; </text:p>
        </text:list-item>
        <text:list-item>
          <text:p text:style-name="P223"><text:span text:style-name="T77">критичными, когда появляются угроза техногенных </text:span><text:span text:style-name="T82">аварий</text:span><text:span text:style-name="T77"> и катастроф и потребуется неотъемлемая остановка эксплуатации. </text:span></text:p>
        </text:list-item>
      </text:list>
      <text:p text:style-name="P105"><text:span text:style-name="T7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2">аварий</text:span><text:span text:style-name="T77"> и катастроф, надежность и техногенные опасности. </text:span></text:p>
      <text:p text:style-name="P104">Понятие исправность обширнее, чем понятие функциональность. Работоспособный объект должен удовлетворять только <text:span text:style-name="T16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04"><text:span text:style-name="T87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87">технический ресурс) имеют все шансы владеть размерность, ряд иных (например, коэффициент готовности,</text:span> <text:span text:style-name="T87">возможность не отказной работы) считаются безразмерными.</text:span></text:p>
      <text:p text:style-name="P104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04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04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04">Предпосылкой возникновения промахов человека имеет возможность быть недоступным или же дефект информационной помощи, т<text:span text:style-name="T16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04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04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04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04">Причины ошибок подразделяют на непосредственные, основные и способствующие: </text:p>
      <text:list xml:id="list3341863894371156848" text:style-name="L18">
        <text:list-item>
          <text:p text:style-name="P225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25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2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04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04">Причины ошибок можно классифицировать, используя кибернетическую схему. </text:p>
      <text:p text:style-name="P104">Это ошибки:</text:p>
      <text:list xml:id="list9076576944027853685" text:style-name="L19">
        <text:list-item>
          <text:p text:style-name="P227">в ориентации (неполучение информации);</text:p>
        </text:list-item>
        <text:list-item>
          <text:p text:style-name="P227">в принятии решения (некорректные решения);</text:p>
        </text:list-item>
        <text:list-item>
          <text:p text:style-name="P227">в выполнении каких-либо деяний (неправильные действия).</text:p>
        </text:list-item>
      </text:list>
      <text:p text:style-name="P103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03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04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04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471385094801597393" text:style-name="L20">
        <text:list-item>
          <text:p text:style-name="P22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2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2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28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29"><text:span text:style-name="T78">ошибки в организации рабочего места — высокая температура,</text:span><text:span text:style-name="T77"> </text:span><text:span text:style-name="T78">теснота рабочего здания, недостаточная освещенность, шум и т.п.;</text:span></text:p>
        </text:list-item>
      </text:list>
      <text:p text:style-name="P104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04">Профессиональный отбор операторов технических систем. Повышение уровня подготовки.</text:p>
      <text:p text:style-name="P104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04">Во время выполнения профессионального отбора распознают готовность и пригодность к работе по какой-либо специальности. </text:p>
      <text:p text:style-name="P104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04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04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04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04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04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7">ю</text:span>, интереса, к восприятию большущего размера информации, реакция на наружное влияние, психическая стабильность и т.п.).</text:p>
      <text:p text:style-name="P104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04">Испытание перед <text:span text:style-name="T16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04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04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04"/>
      <text:p text:style-name="P131"/>
      <text:list xml:id="list24939454683656" text:continue-list="list24939639814806" text:style-name="WW8Num1">
        <text:list-item>
          <text:h text:style-name="P182" text:outline-level="1"><text:bookmark-start text:name="__RefHeading___Toc8934_1411236934"/>Заключение<text:bookmark-end text:name="__RefHeading___Toc8934_1411236934"/></text:h>
        </text:list-item>
      </text:list>
      <text:p text:style-name="P132"><text:tab/>В рамках данного курсового проекта была разработана <text:span text:style-name="T163">система знаний в </text:span></text:p>
      <text:p text:style-name="P132"><text:tab/></text:p>
      <text:p text:style-name="P133"/>
      <text:list xml:id="list24940186809247" text:continue-numbering="true" text:style-name="WW8Num1">
        <text:list-item>
          <text:h text:style-name="P18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4054762221241237284" text:style-name="L21">
        <text:list-item>
          <text:p text:style-name="P186">История университета [Электронный ресурс]: - Режим доступа http://www.tolgas.ru/university/history/</text:p>
        </text:list-item>
        <text:list-item>
          <text:p text:style-name="P185"><text:span text:style-name="T165">Институты и факультеты</text:span><text:span text:style-name="T164"> [Электронный ресурс]: - Режим доступа </text:span><text:span text:style-name="T165">http://www.tolgas.ru/org_structura/inst_fakul/</text:span></text:p>
        </text:list-item>
        <text:list-item>
          <text:p text:style-name="P185"><text:span text:style-name="T165">Структура и органы управления образовательной организацией </text:span><text:span text:style-name="T49">[Электронный ресурс]: - <text:s/>Режим доступа </text:span><text:span text:style-name="T50">http://www.tolgas.ru/org_structura/strukt_podrazd/</text:span></text:p>
        </text:list-item>
        <text:list-item>
          <text:p text:style-name="P185"><text:span text:style-name="T17">Положение об учебно-методическом отделе [Электронный ресурс]: - Режим доступа </text:span><text:span text:style-name="T49">http://www.tolgas.ru/sveden/struct/Pologenie_structur_podrazd_umo.pdf</text:span></text:p>
        </text:list-item>
        <text:list-item>
          <text:p text:style-name="P185"><text:span text:style-name="T5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185"><text:span text:style-name="T166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185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185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185"><text:span text:style-name="T5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185"><text:span text:style-name="T5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185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187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185"><text:span text:style-name="T52">Портал Федеральных государственных образовательных стандартов [</text:span><text:span text:style-name="T17">Электронный ресурс</text:span><text:span text:style-name="T52">]: <text:s/></text:span><text:span text:style-name="T17">Режим доступа </text:span><text:span text:style-name="T21">http://fgosvo.ru/</text:span></text:p>
        </text:list-item>
        <text:list-item>
          <text:p text:style-name="P188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1">[</text:span><text:span text:style-name="T25">Электронный ресурс</text:span><text:span text:style-name="T131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185"><text:soft-page-break/><text:span text:style-name="T22">Компания Открытые Технологии </text:span><text:span text:style-name="T53">| </text:span><text:span text:style-name="T22">ООО «Открытые технологии» </text:span><text:span text:style-name="T53">[Электронный ресурс]: - </text:span><text:span text:style-name="T22">Режим доступа</text:span><text:span text:style-name="T53"> http://opentechnology.ru/</text:span></text:p>
        </text:list-item>
        <text:list-item>
          <text:p text:style-name="P185"><text:span text:style-name="T60">Наумова О.Н. </text:span><text:span text:style-name="T23">Приказ НМС 2015-2016 </text:span><text:span text:style-name="T54">[</text:span><text:span text:style-name="T23">Текст</text:span><text:span text:style-name="T54">] </text:span><text:span text:style-name="T23">/</text:span><text:span text:style-name="T54"> </text:span><text:span text:style-name="T59">О.Н. </text:span><text:span text:style-name="T60">Наумова – </text:span><text:span text:style-name="T61">Тольятти,</text:span><text:span text:style-name="T60"> ФГБОУ ВПО «ПВГУС». </text:span><text:span text:style-name="T61">2015 — 10 с.</text:span></text:p>
        </text:list-item>
        <text:list-item>
          <text:p text:style-name="P189">Протокол №1 от 28.08.2015 <text:span text:style-name="T42">[</text:span>Текст<text:span text:style-name="T42">] / </text:span>К<text:span text:style-name="T4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5">ФГБОУ ВПО «ПВГУС». </text:span><text:span text:style-name="T95">2015 — </text:span>6 с.</text:p>
        </text:list-item>
        <text:list-item>
          <text:p text:style-name="P190">Положение №23/07 от 16.03.2011 о ректорате Поволжского университета сервиса <text:span text:style-name="T42">[</text:span>Текст<text:span text:style-name="T4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7H15M40S</meta:editing-duration>
    <meta:editing-cycles>8</meta:editing-cycles>
    <meta:generator>LibreOffice/5.0.6.3$Windows_x86 LibreOffice_project/490fc03b25318460cfc54456516ea2519c11d1aa</meta:generator>
    <dc:date>2016-06-04T02:49:38.327000000</dc:date>
    <dc:creator>Дмитрий Александрович Ставинский</dc:creator>
    <dc:title>Дипломная работа</dc:title>
    <meta:document-statistic meta:table-count="21" meta:image-count="5" meta:object-count="0" meta:page-count="48" meta:paragraph-count="710" meta:word-count="7080" meta:character-count="58819" meta:non-whitespace-character-count="52467"/>
    <meta:user-defined meta:name="Автор">Ставинский Д.А.</meta:user-defined>
  </office:meta>
</office:document-meta>
</file>